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2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6" style:family="text">
      <style:text-properties fo:color="#222222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7" style:family="text">
      <style:text-properties fo:color="#222222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3cm" svg:height="0.425cm" svg:x="8.49cm" svg:y="1.588cm">
          <draw:text-box>
            <text:p text:style-name="P1"><text:span text:style-name="T1">Project Design Phase-II </text:span></text:p>
          </draw:text-box>
        </draw:frame>
        <draw:frame draw:style-name="gr1" draw:text-style-name="P2" draw:layer="layout" svg:width="9.502cm" svg:height="0.425cm" svg:x="5.813cm" svg:y="2.142cm">
          <draw:text-box>
            <text:p text:style-name="P1"><text:span text:style-name="T1">Solution Requirements (Functional &amp; Non-functional) </text:span></text:p>
          </draw:text-box>
        </draw:frame>
        <draw:frame draw:style-name="gr2" draw:text-style-name="P3" draw:layer="layout" svg:width="0.388cm" svg:height="0.39cm" svg:x="10.5cm" svg:y="2.6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4cm" svg:height="0.39cm" svg:x="2.74cm" svg:y="3.222cm">
          <draw:text-box>
            <text:p text:style-name="P1"><text:span text:style-name="T3">Date </text:span></text:p>
          </draw:text-box>
        </draw:frame>
        <draw:polygon draw:style-name="gr3" draw:text-style-name="P4" draw:layer="layout" svg:width="0.017cm" svg:height="0.017cm" svg:x="2.54cm" svg:y="3.129cm" svg:viewBox="0 0 18 18" draw:points="0,18 18,18 18,0 0,0">
          <text:p/>
        </draw:polygon>
        <draw:polygon draw:style-name="gr3" draw:text-style-name="P4" draw:layer="layout" svg:width="0.017cm" svg:height="0.017cm" svg:x="2.54cm" svg:y="3.129cm" svg:viewBox="0 0 18 18" draw:points="0,18 18,18 18,0 0,0">
          <text:p/>
        </draw:polygon>
        <draw:polygon draw:style-name="gr3" draw:text-style-name="P4" draw:layer="layout" svg:width="7.934cm" svg:height="0.017cm" svg:x="2.557cm" svg:y="3.129cm" svg:viewBox="0 0 7935 18" draw:points="0,18 7935,18 7935,0 0,0">
          <text:p/>
        </draw:polygon>
        <draw:polygon draw:style-name="gr3" draw:text-style-name="P4" draw:layer="layout" svg:width="0.017cm" svg:height="0.017cm" svg:x="10.491cm" svg:y="3.129cm" svg:viewBox="0 0 18 18" draw:points="0,18 18,18 18,0 0,0">
          <text:p/>
        </draw:polygon>
        <draw:polygon draw:style-name="gr3" draw:text-style-name="P4" draw:layer="layout" svg:width="8.528cm" svg:height="0.017cm" svg:x="10.508cm" svg:y="3.129cm" svg:viewBox="0 0 8529 18" draw:points="0,18 8529,18 8529,0 0,0">
          <text:p/>
        </draw:polygon>
        <draw:polygon draw:style-name="gr3" draw:text-style-name="P4" draw:layer="layout" svg:width="0.017cm" svg:height="0.017cm" svg:x="19.036cm" svg:y="3.129cm" svg:viewBox="0 0 18 18" draw:points="0,18 18,18 18,0 0,0">
          <text:p/>
        </draw:polygon>
        <draw:polygon draw:style-name="gr3" draw:text-style-name="P4" draw:layer="layout" svg:width="0.017cm" svg:height="0.017cm" svg:x="19.036cm" svg:y="3.129cm" svg:viewBox="0 0 18 18" draw:points="0,18 18,18 18,0 0,0">
          <text:p/>
        </draw:polygon>
        <draw:polygon draw:style-name="gr3" draw:text-style-name="P4" draw:layer="layout" svg:width="0.017cm" svg:height="0.474cm" svg:x="2.54cm" svg:y="3.146cm" svg:viewBox="0 0 18 475" draw:points="0,475 18,475 18,0 0,0">
          <text:p/>
        </draw:polygon>
        <draw:polygon draw:style-name="gr3" draw:text-style-name="P4" draw:layer="layout" svg:width="0.017cm" svg:height="0.474cm" svg:x="10.491cm" svg:y="3.146cm" svg:viewBox="0 0 18 475" draw:points="0,475 18,475 18,0 0,0">
          <text:p/>
        </draw:polygon>
        <draw:polygon draw:style-name="gr3" draw:text-style-name="P4" draw:layer="layout" svg:width="0.017cm" svg:height="0.474cm" svg:x="19.036cm" svg:y="3.146cm" svg:viewBox="0 0 18 475" draw:points="0,475 18,475 18,0 0,0">
          <text:p/>
        </draw:polygon>
        <draw:frame draw:style-name="gr2" draw:text-style-name="P3" draw:layer="layout" svg:width="2.758cm" svg:height="0.39cm" svg:x="10.691cm" svg:y="3.222cm">
          <draw:text-box>
            <text:p text:style-name="P1"><text:span text:style-name="T3">16 October 2022 </text:span></text:p>
          </draw:text-box>
        </draw:frame>
        <draw:frame draw:style-name="gr2" draw:text-style-name="P3" draw:layer="layout" svg:width="1.399cm" svg:height="0.39cm" svg:x="2.74cm" svg:y="3.713cm">
          <draw:text-box>
            <text:p text:style-name="P1"><text:span text:style-name="T3">Team ID </text:span></text:p>
          </draw:text-box>
        </draw:frame>
        <draw:polygon draw:style-name="gr3" draw:text-style-name="P4" draw:layer="layout" svg:width="0.017cm" svg:height="0.017cm" svg:x="2.54cm" svg:y="3.62cm" svg:viewBox="0 0 18 18" draw:points="0,18 18,18 18,0 0,0">
          <text:p/>
        </draw:polygon>
        <draw:polygon draw:style-name="gr3" draw:text-style-name="P4" draw:layer="layout" svg:width="7.934cm" svg:height="0.017cm" svg:x="2.557cm" svg:y="3.62cm" svg:viewBox="0 0 7935 18" draw:points="0,18 7935,18 7935,0 0,0">
          <text:p/>
        </draw:polygon>
        <draw:polygon draw:style-name="gr3" draw:text-style-name="P4" draw:layer="layout" svg:width="0.017cm" svg:height="0.017cm" svg:x="10.491cm" svg:y="3.62cm" svg:viewBox="0 0 18 18" draw:points="0,18 18,18 18,0 0,0">
          <text:p/>
        </draw:polygon>
        <draw:polygon draw:style-name="gr3" draw:text-style-name="P4" draw:layer="layout" svg:width="8.528cm" svg:height="0.017cm" svg:x="10.508cm" svg:y="3.62cm" svg:viewBox="0 0 8529 18" draw:points="0,18 8529,18 8529,0 0,0">
          <text:p/>
        </draw:polygon>
        <draw:polygon draw:style-name="gr3" draw:text-style-name="P4" draw:layer="layout" svg:width="0.017cm" svg:height="0.017cm" svg:x="19.036cm" svg:y="3.62cm" svg:viewBox="0 0 18 18" draw:points="0,18 18,18 18,0 0,0">
          <text:p/>
        </draw:polygon>
        <draw:polygon draw:style-name="gr3" draw:text-style-name="P4" draw:layer="layout" svg:width="0.017cm" svg:height="0.474cm" svg:x="2.54cm" svg:y="3.637cm" svg:viewBox="0 0 18 475" draw:points="0,475 18,475 18,0 0,0">
          <text:p/>
        </draw:polygon>
        <draw:polygon draw:style-name="gr3" draw:text-style-name="P4" draw:layer="layout" svg:width="0.017cm" svg:height="0.474cm" svg:x="10.491cm" svg:y="3.637cm" svg:viewBox="0 0 18 475" draw:points="0,475 18,475 18,0 0,0">
          <text:p/>
        </draw:polygon>
        <draw:polygon draw:style-name="gr3" draw:text-style-name="P4" draw:layer="layout" svg:width="0.017cm" svg:height="0.474cm" svg:x="19.036cm" svg:y="3.637cm" svg:viewBox="0 0 18 475" draw:points="0,475 18,475 18,0 0,0">
          <text:p/>
        </draw:polygon>
        <draw:frame draw:style-name="gr2" draw:text-style-name="P3" draw:layer="layout" svg:width="3.389cm" svg:height="0.39cm" svg:x="10.691cm" svg:y="3.713cm">
          <draw:text-box>
            <text:p text:style-name="P1"><text:span text:style-name="T3">PNT2022TMID42400 </text:span></text:p>
          </draw:text-box>
        </draw:frame>
        <draw:frame draw:style-name="gr2" draw:text-style-name="P3" draw:layer="layout" svg:width="2.25cm" svg:height="0.39cm" svg:x="2.74cm" svg:y="4.204cm">
          <draw:text-box>
            <text:p text:style-name="P1"><text:span text:style-name="T3">Project Name </text:span></text:p>
          </draw:text-box>
        </draw:frame>
        <draw:polygon draw:style-name="gr3" draw:text-style-name="P4" draw:layer="layout" svg:width="0.017cm" svg:height="0.017cm" svg:x="2.54cm" svg:y="4.111cm" svg:viewBox="0 0 18 18" draw:points="0,18 18,18 18,0 0,0">
          <text:p/>
        </draw:polygon>
        <draw:polygon draw:style-name="gr3" draw:text-style-name="P4" draw:layer="layout" svg:width="7.934cm" svg:height="0.017cm" svg:x="2.557cm" svg:y="4.111cm" svg:viewBox="0 0 7935 18" draw:points="0,18 7935,18 7935,0 0,0">
          <text:p/>
        </draw:polygon>
        <draw:polygon draw:style-name="gr3" draw:text-style-name="P4" draw:layer="layout" svg:width="0.017cm" svg:height="0.017cm" svg:x="10.491cm" svg:y="4.111cm" svg:viewBox="0 0 18 18" draw:points="0,18 18,18 18,0 0,0">
          <text:p/>
        </draw:polygon>
        <draw:polygon draw:style-name="gr3" draw:text-style-name="P4" draw:layer="layout" svg:width="8.528cm" svg:height="0.017cm" svg:x="10.508cm" svg:y="4.111cm" svg:viewBox="0 0 8529 18" draw:points="0,18 8529,18 8529,0 0,0">
          <text:p/>
        </draw:polygon>
        <draw:polygon draw:style-name="gr3" draw:text-style-name="P4" draw:layer="layout" svg:width="0.017cm" svg:height="0.017cm" svg:x="19.036cm" svg:y="4.111cm" svg:viewBox="0 0 18 18" draw:points="0,18 18,18 18,0 0,0">
          <text:p/>
        </draw:polygon>
        <draw:polygon draw:style-name="gr3" draw:text-style-name="P4" draw:layer="layout" svg:width="0.017cm" svg:height="0.474cm" svg:x="2.54cm" svg:y="4.128cm" svg:viewBox="0 0 18 475" draw:points="0,475 18,475 18,0 0,0">
          <text:p/>
        </draw:polygon>
        <draw:polygon draw:style-name="gr3" draw:text-style-name="P4" draw:layer="layout" svg:width="0.017cm" svg:height="0.474cm" svg:x="10.491cm" svg:y="4.128cm" svg:viewBox="0 0 18 475" draw:points="0,475 18,475 18,0 0,0">
          <text:p/>
        </draw:polygon>
        <draw:polygon draw:style-name="gr3" draw:text-style-name="P4" draw:layer="layout" svg:width="0.017cm" svg:height="0.474cm" svg:x="19.036cm" svg:y="4.128cm" svg:viewBox="0 0 18 475" draw:points="0,475 18,475 18,0 0,0">
          <text:p/>
        </draw:polygon>
        <draw:frame draw:style-name="gr2" draw:text-style-name="P3" draw:layer="layout" svg:width="5.797cm" svg:height="0.39cm" svg:x="10.691cm" svg:y="4.204cm">
          <draw:text-box>
            <text:p text:style-name="P1"><text:span text:style-name="T3">University Admit Eligibility Predictor </text:span></text:p>
          </draw:text-box>
        </draw:frame>
        <draw:frame draw:style-name="gr2" draw:text-style-name="P3" draw:layer="layout" svg:width="2.766cm" svg:height="0.39cm" svg:x="2.74cm" svg:y="4.695cm">
          <draw:text-box>
            <text:p text:style-name="P1"><text:span text:style-name="T3">Maximum Marks </text:span></text:p>
          </draw:text-box>
        </draw:frame>
        <draw:polygon draw:style-name="gr3" draw:text-style-name="P4" draw:layer="layout" svg:width="0.017cm" svg:height="0.017cm" svg:x="2.54cm" svg:y="4.602cm" svg:viewBox="0 0 18 18" draw:points="0,18 18,18 18,0 0,0">
          <text:p/>
        </draw:polygon>
        <draw:polygon draw:style-name="gr3" draw:text-style-name="P4" draw:layer="layout" svg:width="7.934cm" svg:height="0.017cm" svg:x="2.557cm" svg:y="4.602cm" svg:viewBox="0 0 7935 18" draw:points="0,18 7935,18 7935,0 0,0">
          <text:p/>
        </draw:polygon>
        <draw:polygon draw:style-name="gr3" draw:text-style-name="P4" draw:layer="layout" svg:width="0.017cm" svg:height="0.017cm" svg:x="10.491cm" svg:y="4.602cm" svg:viewBox="0 0 18 18" draw:points="0,18 18,18 18,0 0,0">
          <text:p/>
        </draw:polygon>
        <draw:polygon draw:style-name="gr3" draw:text-style-name="P4" draw:layer="layout" svg:width="8.528cm" svg:height="0.017cm" svg:x="10.508cm" svg:y="4.602cm" svg:viewBox="0 0 8529 18" draw:points="0,18 8529,18 8529,0 0,0">
          <text:p/>
        </draw:polygon>
        <draw:polygon draw:style-name="gr3" draw:text-style-name="P4" draw:layer="layout" svg:width="0.017cm" svg:height="0.017cm" svg:x="19.036cm" svg:y="4.602cm" svg:viewBox="0 0 18 18" draw:points="0,18 18,18 18,0 0,0">
          <text:p/>
        </draw:polygon>
        <draw:polygon draw:style-name="gr3" draw:text-style-name="P4" draw:layer="layout" svg:width="0.017cm" svg:height="0.474cm" svg:x="2.54cm" svg:y="4.619cm" svg:viewBox="0 0 18 475" draw:points="0,475 18,475 18,0 0,0">
          <text:p/>
        </draw:polygon>
        <draw:polygon draw:style-name="gr3" draw:text-style-name="P4" draw:layer="layout" svg:width="0.017cm" svg:height="0.017cm" svg:x="2.54cm" svg:y="5.093cm" svg:viewBox="0 0 18 18" draw:points="0,18 18,18 18,0 0,0">
          <text:p/>
        </draw:polygon>
        <draw:polygon draw:style-name="gr3" draw:text-style-name="P4" draw:layer="layout" svg:width="0.017cm" svg:height="0.017cm" svg:x="2.54cm" svg:y="5.093cm" svg:viewBox="0 0 18 18" draw:points="0,18 18,18 18,0 0,0">
          <text:p/>
        </draw:polygon>
        <draw:polygon draw:style-name="gr3" draw:text-style-name="P4" draw:layer="layout" svg:width="7.934cm" svg:height="0.017cm" svg:x="2.557cm" svg:y="5.093cm" svg:viewBox="0 0 7935 18" draw:points="0,18 7935,18 7935,0 0,0">
          <text:p/>
        </draw:polygon>
        <draw:polygon draw:style-name="gr3" draw:text-style-name="P4" draw:layer="layout" svg:width="0.017cm" svg:height="0.474cm" svg:x="10.491cm" svg:y="4.619cm" svg:viewBox="0 0 18 475" draw:points="0,475 18,475 18,0 0,0">
          <text:p/>
        </draw:polygon>
        <draw:polygon draw:style-name="gr3" draw:text-style-name="P4" draw:layer="layout" svg:width="0.017cm" svg:height="0.017cm" svg:x="10.491cm" svg:y="5.093cm" svg:viewBox="0 0 18 18" draw:points="0,18 18,18 18,0 0,0">
          <text:p/>
        </draw:polygon>
        <draw:polygon draw:style-name="gr3" draw:text-style-name="P4" draw:layer="layout" svg:width="8.528cm" svg:height="0.017cm" svg:x="10.508cm" svg:y="5.093cm" svg:viewBox="0 0 8529 18" draw:points="0,18 8529,18 8529,0 0,0">
          <text:p/>
        </draw:polygon>
        <draw:polygon draw:style-name="gr3" draw:text-style-name="P4" draw:layer="layout" svg:width="0.017cm" svg:height="0.474cm" svg:x="19.036cm" svg:y="4.619cm" svg:viewBox="0 0 18 475" draw:points="0,475 18,475 18,0 0,0">
          <text:p/>
        </draw:polygon>
        <draw:polygon draw:style-name="gr3" draw:text-style-name="P4" draw:layer="layout" svg:width="0.017cm" svg:height="0.017cm" svg:x="19.036cm" svg:y="5.093cm" svg:viewBox="0 0 18 18" draw:points="0,18 18,18 18,0 0,0">
          <text:p/>
        </draw:polygon>
        <draw:polygon draw:style-name="gr3" draw:text-style-name="P4" draw:layer="layout" svg:width="0.017cm" svg:height="0.017cm" svg:x="19.036cm" svg:y="5.093cm" svg:viewBox="0 0 18 18" draw:points="0,18 18,18 18,0 0,0">
          <text:p/>
        </draw:polygon>
        <draw:frame draw:style-name="gr2" draw:text-style-name="P3" draw:layer="layout" svg:width="1.365cm" svg:height="0.39cm" svg:x="10.691cm" svg:y="4.695cm">
          <draw:text-box>
            <text:p text:style-name="P1"><text:span text:style-name="T3">4 Marks </text:span></text:p>
          </draw:text-box>
        </draw:frame>
        <draw:frame draw:style-name="gr2" draw:text-style-name="P3" draw:layer="layout" svg:width="0.388cm" svg:height="0.39cm" svg:x="2.541cm" svg:y="5.1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244cm" svg:height="0.39cm" svg:x="2.541cm" svg:y="5.982cm">
          <draw:text-box>
            <text:p text:style-name="P1"><text:span text:style-name="T2">Functional Requirements: </text:span></text:p>
          </draw:text-box>
        </draw:frame>
        <draw:frame draw:style-name="gr2" draw:text-style-name="P3" draw:layer="layout" svg:width="10.848cm" svg:height="0.39cm" svg:x="2.541cm" svg:y="6.774cm">
          <draw:text-box>
            <text:p text:style-name="P1"><text:span text:style-name="T3">Following are the functional requirements of the proposed solution. </text:span></text:p>
          </draw:text-box>
        </draw:frame>
        <draw:frame draw:style-name="gr2" draw:text-style-name="P3" draw:layer="layout" svg:width="1.149cm" svg:height="0.39cm" svg:x="2.74cm" svg:y="7.587cm">
          <draw:text-box>
            <text:p text:style-name="P1"><text:span text:style-name="T2">FR No. </text:span></text:p>
          </draw:text-box>
        </draw:frame>
        <draw:frame draw:style-name="gr2" draw:text-style-name="P3" draw:layer="layout" svg:width="4.972cm" svg:height="0.39cm" svg:x="4.374cm" svg:y="7.587cm">
          <draw:text-box>
            <text:p text:style-name="P1"><text:span text:style-name="T2">Functional Requirement (Epic) </text:span></text:p>
          </draw:text-box>
        </draw:frame>
        <draw:polygon draw:style-name="gr3" draw:text-style-name="P4" draw:layer="layout" svg:width="0.017cm" svg:height="0.017cm" svg:x="2.54cm" svg:y="7.493cm" svg:viewBox="0 0 18 18" draw:points="0,18 18,18 18,0 0,0">
          <text:p/>
        </draw:polygon>
        <draw:polygon draw:style-name="gr3" draw:text-style-name="P4" draw:layer="layout" svg:width="0.017cm" svg:height="0.017cm" svg:x="2.54cm" svg:y="7.493cm" svg:viewBox="0 0 18 18" draw:points="0,18 18,18 18,0 0,0">
          <text:p/>
        </draw:polygon>
        <draw:polygon draw:style-name="gr3" draw:text-style-name="P4" draw:layer="layout" svg:width="1.617cm" svg:height="0.017cm" svg:x="2.557cm" svg:y="7.493cm" svg:viewBox="0 0 1618 18" draw:points="0,18 1618,18 1618,0 0,0">
          <text:p/>
        </draw:polygon>
        <draw:polygon draw:style-name="gr3" draw:text-style-name="P4" draw:layer="layout" svg:width="0.017cm" svg:height="0.017cm" svg:x="4.174cm" svg:y="7.493cm" svg:viewBox="0 0 18 18" draw:points="0,18 18,18 18,0 0,0">
          <text:p/>
        </draw:polygon>
        <draw:polygon draw:style-name="gr3" draw:text-style-name="P4" draw:layer="layout" svg:width="5.538cm" svg:height="0.017cm" svg:x="4.191cm" svg:y="7.493cm" svg:viewBox="0 0 5539 18" draw:points="0,18 5539,18 5539,0 0,0">
          <text:p/>
        </draw:polygon>
        <draw:polygon draw:style-name="gr3" draw:text-style-name="P4" draw:layer="layout" svg:width="0.017cm" svg:height="0.017cm" svg:x="9.729cm" svg:y="7.493cm" svg:viewBox="0 0 18 18" draw:points="0,18 18,18 18,0 0,0">
          <text:p/>
        </draw:polygon>
        <draw:polygon draw:style-name="gr3" draw:text-style-name="P4" draw:layer="layout" svg:width="9.244cm" svg:height="0.017cm" svg:x="9.746cm" svg:y="7.493cm" svg:viewBox="0 0 9245 18" draw:points="0,18 9245,18 9245,0 0,0">
          <text:p/>
        </draw:polygon>
        <draw:polygon draw:style-name="gr3" draw:text-style-name="P4" draw:layer="layout" svg:width="0.016cm" svg:height="0.017cm" svg:x="18.99cm" svg:y="7.493cm" svg:viewBox="0 0 17 18" draw:points="0,18 17,18 17,0 0,0">
          <text:p/>
        </draw:polygon>
        <draw:polygon draw:style-name="gr3" draw:text-style-name="P4" draw:layer="layout" svg:width="0.016cm" svg:height="0.017cm" svg:x="18.99cm" svg:y="7.493cm" svg:viewBox="0 0 17 18" draw:points="0,18 17,18 17,0 0,0">
          <text:p/>
        </draw:polygon>
        <draw:polygon draw:style-name="gr3" draw:text-style-name="P4" draw:layer="layout" svg:width="0.017cm" svg:height="0.584cm" svg:x="2.54cm" svg:y="7.51cm" svg:viewBox="0 0 18 585" draw:points="0,585 18,585 18,0 0,0">
          <text:p/>
        </draw:polygon>
        <draw:polygon draw:style-name="gr3" draw:text-style-name="P4" draw:layer="layout" svg:width="0.017cm" svg:height="0.584cm" svg:x="4.174cm" svg:y="7.51cm" svg:viewBox="0 0 18 585" draw:points="0,585 18,585 18,0 0,0">
          <text:p/>
        </draw:polygon>
        <draw:polygon draw:style-name="gr3" draw:text-style-name="P4" draw:layer="layout" svg:width="0.017cm" svg:height="0.584cm" svg:x="9.729cm" svg:y="7.51cm" svg:viewBox="0 0 18 585" draw:points="0,585 18,585 18,0 0,0">
          <text:p/>
        </draw:polygon>
        <draw:polygon draw:style-name="gr3" draw:text-style-name="P4" draw:layer="layout" svg:width="0.016cm" svg:height="0.584cm" svg:x="18.99cm" svg:y="7.51cm" svg:viewBox="0 0 17 585" draw:points="0,585 17,585 17,0 0,0">
          <text:p/>
        </draw:polygon>
        <draw:frame draw:style-name="gr2" draw:text-style-name="P3" draw:layer="layout" svg:width="5.869cm" svg:height="0.39cm" svg:x="9.929cm" svg:y="7.587cm">
          <draw:text-box>
            <text:p text:style-name="P1"><text:span text:style-name="T2">Sub Requirement (Story / Sub-Task) </text:span></text:p>
          </draw:text-box>
        </draw:frame>
        <draw:frame draw:style-name="gr2" draw:text-style-name="P3" draw:layer="layout" svg:width="0.798cm" svg:height="0.39cm" svg:x="2.74cm" svg:y="8.188cm">
          <draw:text-box>
            <text:p text:style-name="P1"><text:span text:style-name="T3">FR-1 </text:span></text:p>
          </draw:text-box>
        </draw:frame>
        <draw:frame draw:style-name="gr2" draw:text-style-name="P3" draw:layer="layout" svg:width="2.821cm" svg:height="0.39cm" svg:x="4.374cm" svg:y="8.188cm">
          <draw:text-box>
            <text:p text:style-name="P1"><text:span text:style-name="T3">User Registration </text:span></text:p>
          </draw:text-box>
        </draw:frame>
        <draw:frame draw:style-name="gr2" draw:text-style-name="P3" draw:layer="layout" svg:width="4.273cm" svg:height="0.39cm" svg:x="9.929cm" svg:y="8.188cm">
          <draw:text-box>
            <text:p text:style-name="P1"><text:span text:style-name="T3">Registration through Form </text:span></text:p>
          </draw:text-box>
        </draw:frame>
        <draw:frame draw:style-name="gr2" draw:text-style-name="P3" draw:layer="layout" svg:width="4.362cm" svg:height="0.39cm" svg:x="9.929cm" svg:y="8.662cm">
          <draw:text-box>
            <text:p text:style-name="P1"><text:span text:style-name="T3">Registration through Gmail </text:span></text:p>
          </draw:text-box>
        </draw:frame>
        <draw:polygon draw:style-name="gr3" draw:text-style-name="P4" draw:layer="layout" svg:width="0.017cm" svg:height="0.017cm" svg:x="2.54cm" svg:y="8.094cm" svg:viewBox="0 0 18 18" draw:points="0,18 18,18 18,0 0,0">
          <text:p/>
        </draw:polygon>
        <draw:polygon draw:style-name="gr3" draw:text-style-name="P4" draw:layer="layout" svg:width="1.617cm" svg:height="0.017cm" svg:x="2.557cm" svg:y="8.094cm" svg:viewBox="0 0 1618 18" draw:points="0,18 1618,18 1618,0 0,0">
          <text:p/>
        </draw:polygon>
        <draw:polygon draw:style-name="gr3" draw:text-style-name="P4" draw:layer="layout" svg:width="0.017cm" svg:height="0.017cm" svg:x="4.174cm" svg:y="8.094cm" svg:viewBox="0 0 18 18" draw:points="0,18 18,18 18,0 0,0">
          <text:p/>
        </draw:polygon>
        <draw:polygon draw:style-name="gr3" draw:text-style-name="P4" draw:layer="layout" svg:width="5.538cm" svg:height="0.017cm" svg:x="4.191cm" svg:y="8.094cm" svg:viewBox="0 0 5539 18" draw:points="0,18 5539,18 5539,0 0,0">
          <text:p/>
        </draw:polygon>
        <draw:polygon draw:style-name="gr3" draw:text-style-name="P4" draw:layer="layout" svg:width="0.017cm" svg:height="0.017cm" svg:x="9.729cm" svg:y="8.094cm" svg:viewBox="0 0 18 18" draw:points="0,18 18,18 18,0 0,0">
          <text:p/>
        </draw:polygon>
        <draw:polygon draw:style-name="gr3" draw:text-style-name="P4" draw:layer="layout" svg:width="9.244cm" svg:height="0.017cm" svg:x="9.746cm" svg:y="8.094cm" svg:viewBox="0 0 9245 18" draw:points="0,18 9245,18 9245,0 0,0">
          <text:p/>
        </draw:polygon>
        <draw:polygon draw:style-name="gr3" draw:text-style-name="P4" draw:layer="layout" svg:width="0.016cm" svg:height="0.017cm" svg:x="18.99cm" svg:y="8.094cm" svg:viewBox="0 0 17 18" draw:points="0,18 17,18 17,0 0,0">
          <text:p/>
        </draw:polygon>
        <draw:polygon draw:style-name="gr3" draw:text-style-name="P4" draw:layer="layout" svg:width="0.017cm" svg:height="1.424cm" svg:x="2.54cm" svg:y="8.111cm" svg:viewBox="0 0 18 1425" draw:points="0,1425 18,1425 18,0 0,0">
          <text:p/>
        </draw:polygon>
        <draw:polygon draw:style-name="gr3" draw:text-style-name="P4" draw:layer="layout" svg:width="0.017cm" svg:height="1.424cm" svg:x="4.174cm" svg:y="8.111cm" svg:viewBox="0 0 18 1425" draw:points="0,1425 18,1425 18,0 0,0">
          <text:p/>
        </draw:polygon>
        <draw:polygon draw:style-name="gr3" draw:text-style-name="P4" draw:layer="layout" svg:width="0.017cm" svg:height="1.424cm" svg:x="9.729cm" svg:y="8.111cm" svg:viewBox="0 0 18 1425" draw:points="0,1425 18,1425 18,0 0,0">
          <text:p/>
        </draw:polygon>
        <draw:polygon draw:style-name="gr3" draw:text-style-name="P4" draw:layer="layout" svg:width="0.016cm" svg:height="1.424cm" svg:x="18.99cm" svg:y="8.111cm" svg:viewBox="0 0 17 1425" draw:points="0,1425 17,1425 17,0 0,0">
          <text:p/>
        </draw:polygon>
        <draw:frame draw:style-name="gr2" draw:text-style-name="P3" draw:layer="layout" svg:width="4.824cm" svg:height="0.39cm" svg:x="9.929cm" svg:y="9.137cm">
          <draw:text-box>
            <text:p text:style-name="P1"><text:span text:style-name="T3">Registration through LinkedIN </text:span></text:p>
          </draw:text-box>
        </draw:frame>
        <draw:frame draw:style-name="gr2" draw:text-style-name="P3" draw:layer="layout" svg:width="0.798cm" svg:height="0.39cm" svg:x="2.74cm" svg:y="9.628cm">
          <draw:text-box>
            <text:p text:style-name="P1"><text:span text:style-name="T3">FR-2 </text:span></text:p>
          </draw:text-box>
        </draw:frame>
        <draw:frame draw:style-name="gr2" draw:text-style-name="P3" draw:layer="layout" svg:width="2.995cm" svg:height="0.39cm" svg:x="4.374cm" svg:y="9.628cm">
          <draw:text-box>
            <text:p text:style-name="P1"><text:span text:style-name="T3">User Confirmation </text:span></text:p>
          </draw:text-box>
        </draw:frame>
        <draw:frame draw:style-name="gr2" draw:text-style-name="P3" draw:layer="layout" svg:width="3.668cm" svg:height="0.39cm" svg:x="9.929cm" svg:y="9.628cm">
          <draw:text-box>
            <text:p text:style-name="P1"><text:span text:style-name="T3">Confirmation via Email </text:span></text:p>
          </draw:text-box>
        </draw:frame>
        <draw:polygon draw:style-name="gr3" draw:text-style-name="P4" draw:layer="layout" svg:width="0.017cm" svg:height="0.017cm" svg:x="2.54cm" svg:y="9.535cm" svg:viewBox="0 0 18 18" draw:points="0,18 18,18 18,0 0,0">
          <text:p/>
        </draw:polygon>
        <draw:polygon draw:style-name="gr3" draw:text-style-name="P4" draw:layer="layout" svg:width="1.617cm" svg:height="0.017cm" svg:x="2.557cm" svg:y="9.535cm" svg:viewBox="0 0 1618 18" draw:points="0,18 1618,18 1618,0 0,0">
          <text:p/>
        </draw:polygon>
        <draw:polygon draw:style-name="gr3" draw:text-style-name="P4" draw:layer="layout" svg:width="0.017cm" svg:height="0.017cm" svg:x="4.174cm" svg:y="9.535cm" svg:viewBox="0 0 18 18" draw:points="0,18 18,18 18,0 0,0">
          <text:p/>
        </draw:polygon>
        <draw:polygon draw:style-name="gr3" draw:text-style-name="P4" draw:layer="layout" svg:width="5.538cm" svg:height="0.017cm" svg:x="4.191cm" svg:y="9.535cm" svg:viewBox="0 0 5539 18" draw:points="0,18 5539,18 5539,0 0,0">
          <text:p/>
        </draw:polygon>
        <draw:polygon draw:style-name="gr3" draw:text-style-name="P4" draw:layer="layout" svg:width="0.017cm" svg:height="0.017cm" svg:x="9.729cm" svg:y="9.535cm" svg:viewBox="0 0 18 18" draw:points="0,18 18,18 18,0 0,0">
          <text:p/>
        </draw:polygon>
        <draw:polygon draw:style-name="gr3" draw:text-style-name="P4" draw:layer="layout" svg:width="9.244cm" svg:height="0.017cm" svg:x="9.746cm" svg:y="9.535cm" svg:viewBox="0 0 9245 18" draw:points="0,18 9245,18 9245,0 0,0">
          <text:p/>
        </draw:polygon>
        <draw:polygon draw:style-name="gr3" draw:text-style-name="P4" draw:layer="layout" svg:width="0.016cm" svg:height="0.017cm" svg:x="18.99cm" svg:y="9.535cm" svg:viewBox="0 0 17 18" draw:points="0,18 17,18 17,0 0,0">
          <text:p/>
        </draw:polygon>
        <draw:polygon draw:style-name="gr3" draw:text-style-name="P4" draw:layer="layout" svg:width="0.017cm" svg:height="0.948cm" svg:x="2.54cm" svg:y="9.552cm" svg:viewBox="0 0 18 949" draw:points="0,949 18,949 18,0 0,0">
          <text:p/>
        </draw:polygon>
        <draw:polygon draw:style-name="gr3" draw:text-style-name="P4" draw:layer="layout" svg:width="0.017cm" svg:height="0.948cm" svg:x="4.174cm" svg:y="9.552cm" svg:viewBox="0 0 18 949" draw:points="0,949 18,949 18,0 0,0">
          <text:p/>
        </draw:polygon>
        <draw:polygon draw:style-name="gr3" draw:text-style-name="P4" draw:layer="layout" svg:width="0.017cm" svg:height="0.948cm" svg:x="9.729cm" svg:y="9.552cm" svg:viewBox="0 0 18 949" draw:points="0,949 18,949 18,0 0,0">
          <text:p/>
        </draw:polygon>
        <draw:polygon draw:style-name="gr3" draw:text-style-name="P4" draw:layer="layout" svg:width="0.016cm" svg:height="0.948cm" svg:x="18.99cm" svg:y="9.552cm" svg:viewBox="0 0 17 949" draw:points="0,949 17,949 17,0 0,0">
          <text:p/>
        </draw:polygon>
        <draw:frame draw:style-name="gr2" draw:text-style-name="P3" draw:layer="layout" svg:width="3.456cm" svg:height="0.39cm" svg:x="9.929cm" svg:y="10.102cm">
          <draw:text-box>
            <text:p text:style-name="P1"><text:span text:style-name="T3">Confirmation via OTP </text:span></text:p>
          </draw:text-box>
        </draw:frame>
        <draw:frame draw:style-name="gr2" draw:text-style-name="P3" draw:layer="layout" svg:width="0.798cm" svg:height="0.39cm" svg:x="2.74cm" svg:y="10.594cm">
          <draw:text-box>
            <text:p text:style-name="P1"><text:span text:style-name="T3">FR-3 </text:span></text:p>
          </draw:text-box>
        </draw:frame>
        <draw:frame draw:style-name="gr2" draw:text-style-name="P3" draw:layer="layout" svg:width="3.135cm" svg:height="0.39cm" svg:x="4.374cm" svg:y="10.594cm">
          <draw:text-box>
            <text:p text:style-name="P1"><text:span text:style-name="T3">User Requirements </text:span></text:p>
          </draw:text-box>
        </draw:frame>
        <draw:frame draw:style-name="gr2" draw:text-style-name="P3" draw:layer="layout" svg:width="7.846cm" svg:height="0.39cm" svg:x="9.929cm" svg:y="10.594cm">
          <draw:text-box>
            <text:p text:style-name="P1"><text:span text:style-name="T3">All the needed files are been asked to feed in the </text:span></text:p>
          </draw:text-box>
        </draw:frame>
        <draw:frame draw:style-name="gr2" draw:text-style-name="P3" draw:layer="layout" svg:width="7.503cm" svg:height="0.39cm" svg:x="9.929cm" svg:y="11.068cm">
          <draw:text-box>
            <text:p text:style-name="P1"><text:span text:style-name="T3">website. By having the file, it will do all the pre-</text:span></text:p>
          </draw:text-box>
        </draw:frame>
        <draw:frame draw:style-name="gr2" draw:text-style-name="P3" draw:layer="layout" svg:width="8.452cm" svg:height="0.39cm" svg:x="9.929cm" svg:y="11.542cm">
          <draw:text-box>
            <text:p text:style-name="P1"><text:span text:style-name="T3">processing and shows all the required information to </text:span></text:p>
          </draw:text-box>
        </draw:frame>
        <draw:frame draw:style-name="gr2" draw:text-style-name="P3" draw:layer="layout" svg:width="8.562cm" svg:height="0.39cm" svg:x="9.929cm" svg:y="12.016cm">
          <draw:text-box>
            <text:p text:style-name="P1"><text:span text:style-name="T3">the student(user). The information includes the list of </text:span></text:p>
          </draw:text-box>
        </draw:frame>
        <draw:polygon draw:style-name="gr3" draw:text-style-name="P4" draw:layer="layout" svg:width="0.017cm" svg:height="0.017cm" svg:x="2.54cm" svg:y="10.5cm" svg:viewBox="0 0 18 18" draw:points="0,18 18,18 18,0 0,0">
          <text:p/>
        </draw:polygon>
        <draw:polygon draw:style-name="gr3" draw:text-style-name="P4" draw:layer="layout" svg:width="1.617cm" svg:height="0.017cm" svg:x="2.557cm" svg:y="10.5cm" svg:viewBox="0 0 1618 18" draw:points="0,18 1618,18 1618,0 0,0">
          <text:p/>
        </draw:polygon>
        <draw:polygon draw:style-name="gr3" draw:text-style-name="P4" draw:layer="layout" svg:width="0.017cm" svg:height="0.017cm" svg:x="4.174cm" svg:y="10.5cm" svg:viewBox="0 0 18 18" draw:points="0,18 18,18 18,0 0,0">
          <text:p/>
        </draw:polygon>
        <draw:polygon draw:style-name="gr3" draw:text-style-name="P4" draw:layer="layout" svg:width="5.538cm" svg:height="0.017cm" svg:x="4.191cm" svg:y="10.5cm" svg:viewBox="0 0 5539 18" draw:points="0,18 5539,18 5539,0 0,0">
          <text:p/>
        </draw:polygon>
        <draw:polygon draw:style-name="gr3" draw:text-style-name="P4" draw:layer="layout" svg:width="0.017cm" svg:height="0.017cm" svg:x="9.729cm" svg:y="10.5cm" svg:viewBox="0 0 18 18" draw:points="0,18 18,18 18,0 0,0">
          <text:p/>
        </draw:polygon>
        <draw:polygon draw:style-name="gr3" draw:text-style-name="P4" draw:layer="layout" svg:width="9.244cm" svg:height="0.017cm" svg:x="9.746cm" svg:y="10.5cm" svg:viewBox="0 0 9245 18" draw:points="0,18 9245,18 9245,0 0,0">
          <text:p/>
        </draw:polygon>
        <draw:polygon draw:style-name="gr3" draw:text-style-name="P4" draw:layer="layout" svg:width="0.016cm" svg:height="0.017cm" svg:x="18.99cm" svg:y="10.5cm" svg:viewBox="0 0 17 18" draw:points="0,18 17,18 17,0 0,0">
          <text:p/>
        </draw:polygon>
        <draw:polygon draw:style-name="gr3" draw:text-style-name="P4" draw:layer="layout" svg:width="0.017cm" svg:height="2.371cm" svg:x="2.54cm" svg:y="10.517cm" svg:viewBox="0 0 18 2372" draw:points="0,2372 18,2372 18,0 0,0">
          <text:p/>
        </draw:polygon>
        <draw:polygon draw:style-name="gr3" draw:text-style-name="P4" draw:layer="layout" svg:width="0.017cm" svg:height="2.371cm" svg:x="4.174cm" svg:y="10.517cm" svg:viewBox="0 0 18 2372" draw:points="0,2372 18,2372 18,0 0,0">
          <text:p/>
        </draw:polygon>
        <draw:polygon draw:style-name="gr3" draw:text-style-name="P4" draw:layer="layout" svg:width="0.017cm" svg:height="2.371cm" svg:x="9.729cm" svg:y="10.517cm" svg:viewBox="0 0 18 2372" draw:points="0,2372 18,2372 18,0 0,0">
          <text:p/>
        </draw:polygon>
        <draw:polygon draw:style-name="gr3" draw:text-style-name="P4" draw:layer="layout" svg:width="0.016cm" svg:height="2.371cm" svg:x="18.99cm" svg:y="10.517cm" svg:viewBox="0 0 17 2372" draw:points="0,2372 17,2372 17,0 0,0">
          <text:p/>
        </draw:polygon>
        <draw:frame draw:style-name="gr2" draw:text-style-name="P3" draw:layer="layout" svg:width="6.479cm" svg:height="0.39cm" svg:x="9.929cm" svg:y="12.49cm">
          <draw:text-box>
            <text:p text:style-name="P1"><text:span text:style-name="T3">all the possible universities and streams. </text:span></text:p>
          </draw:text-box>
        </draw:frame>
        <draw:frame draw:style-name="gr2" draw:text-style-name="P3" draw:layer="layout" svg:width="0.798cm" svg:height="0.39cm" svg:x="2.74cm" svg:y="12.981cm">
          <draw:text-box>
            <text:p text:style-name="P1"><text:span text:style-name="T3">FR-4 </text:span></text:p>
          </draw:text-box>
        </draw:frame>
        <draw:frame draw:style-name="gr2" draw:text-style-name="P3" draw:layer="layout" svg:width="1.996cm" svg:height="0.39cm" svg:x="4.374cm" svg:y="12.981cm">
          <draw:text-box>
            <text:p text:style-name="P1"><text:span text:style-name="T3">User Details </text:span></text:p>
          </draw:text-box>
        </draw:frame>
        <draw:frame draw:style-name="gr2" draw:text-style-name="P3" draw:layer="layout" svg:width="4.709cm" svg:height="0.39cm" svg:x="9.929cm" svg:y="12.981cm">
          <draw:text-box>
            <text:p text:style-name="P1"><text:span text:style-name="T3">Has to feed some documents </text:span></text:p>
          </draw:text-box>
        </draw:frame>
        <draw:frame draw:style-name="gr2" draw:text-style-name="P3" draw:layer="layout" svg:width="0.388cm" svg:height="0.39cm" svg:x="10.564cm" svg:y="13.455cm">
          <draw:text-box>
            <text:p text:style-name="P1"><text:span text:style-name="T3">1.</text:span></text:p>
          </draw:text-box>
        </draw:frame>
        <draw:frame draw:style-name="gr2" draw:text-style-name="P3" draw:layer="layout" svg:width="0.388cm" svg:height="0.433cm" svg:x="10.86cm" svg:y="13.3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114cm" svg:height="0.39cm" svg:x="11.2cm" svg:y="13.455cm">
          <draw:text-box>
            <text:p text:style-name="P1"><text:span text:style-name="T3">Score Sheets </text:span></text:p>
          </draw:text-box>
        </draw:frame>
        <draw:frame draw:style-name="gr2" draw:text-style-name="P3" draw:layer="layout" svg:width="0.388cm" svg:height="0.39cm" svg:x="10.564cm" svg:y="13.968cm">
          <draw:text-box>
            <text:p text:style-name="P1"><text:span text:style-name="T3">2.</text:span></text:p>
          </draw:text-box>
        </draw:frame>
        <draw:frame draw:style-name="gr2" draw:text-style-name="P3" draw:layer="layout" svg:width="0.388cm" svg:height="0.433cm" svg:x="10.86cm" svg:y="13.9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302cm" svg:height="0.39cm" svg:x="11.2cm" svg:y="13.968cm">
          <draw:text-box>
            <text:p text:style-name="P1"><text:span text:style-name="T3">Letter of Recommendation (LOR) </text:span></text:p>
          </draw:text-box>
        </draw:frame>
        <draw:frame draw:style-name="gr2" draw:text-style-name="P3" draw:layer="layout" svg:width="0.388cm" svg:height="0.39cm" svg:x="10.564cm" svg:y="14.476cm">
          <draw:text-box>
            <text:p text:style-name="P1"><text:span text:style-name="T3">3.</text:span></text:p>
          </draw:text-box>
        </draw:frame>
        <draw:frame draw:style-name="gr2" draw:text-style-name="P3" draw:layer="layout" svg:width="0.388cm" svg:height="0.433cm" svg:x="10.86cm" svg:y="14.4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519cm" svg:height="0.39cm" svg:x="11.2cm" svg:y="14.476cm">
          <draw:text-box>
            <text:p text:style-name="P1"><text:span text:style-name="T3">Statement of Purpose (SOP) </text:span></text:p>
          </draw:text-box>
        </draw:frame>
        <draw:frame draw:style-name="gr2" draw:text-style-name="P3" draw:layer="layout" svg:width="0.388cm" svg:height="0.39cm" svg:x="10.564cm" svg:y="14.988cm">
          <draw:text-box>
            <text:p text:style-name="P1"><text:span text:style-name="T3">4.</text:span></text:p>
          </draw:text-box>
        </draw:frame>
        <draw:frame draw:style-name="gr2" draw:text-style-name="P3" draw:layer="layout" svg:width="0.388cm" svg:height="0.433cm" svg:x="10.86cm" svg:y="14.927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6cm" svg:x="2.54cm" svg:y="12.888cm" svg:viewBox="0 0 18 17" draw:points="0,17 18,17 18,0 0,0">
          <text:p/>
        </draw:polygon>
        <draw:polygon draw:style-name="gr3" draw:text-style-name="P4" draw:layer="layout" svg:width="1.617cm" svg:height="0.016cm" svg:x="2.557cm" svg:y="12.888cm" svg:viewBox="0 0 1618 17" draw:points="0,17 1618,17 1618,0 0,0">
          <text:p/>
        </draw:polygon>
        <draw:polygon draw:style-name="gr3" draw:text-style-name="P4" draw:layer="layout" svg:width="0.017cm" svg:height="0.016cm" svg:x="4.174cm" svg:y="12.888cm" svg:viewBox="0 0 18 17" draw:points="0,17 18,17 18,0 0,0">
          <text:p/>
        </draw:polygon>
        <draw:polygon draw:style-name="gr3" draw:text-style-name="P4" draw:layer="layout" svg:width="5.538cm" svg:height="0.016cm" svg:x="4.191cm" svg:y="12.888cm" svg:viewBox="0 0 5539 17" draw:points="0,17 5539,17 5539,0 0,0">
          <text:p/>
        </draw:polygon>
        <draw:polygon draw:style-name="gr3" draw:text-style-name="P4" draw:layer="layout" svg:width="0.017cm" svg:height="0.016cm" svg:x="9.729cm" svg:y="12.888cm" svg:viewBox="0 0 18 17" draw:points="0,17 18,17 18,0 0,0">
          <text:p/>
        </draw:polygon>
        <draw:polygon draw:style-name="gr3" draw:text-style-name="P4" draw:layer="layout" svg:width="9.244cm" svg:height="0.016cm" svg:x="9.746cm" svg:y="12.888cm" svg:viewBox="0 0 9245 17" draw:points="0,17 9245,17 9245,0 0,0">
          <text:p/>
        </draw:polygon>
        <draw:polygon draw:style-name="gr3" draw:text-style-name="P4" draw:layer="layout" svg:width="0.016cm" svg:height="0.016cm" svg:x="18.99cm" svg:y="12.888cm" svg:viewBox="0 0 17 17" draw:points="0,17 17,17 17,0 0,0">
          <text:p/>
        </draw:polygon>
        <draw:polygon draw:style-name="gr3" draw:text-style-name="P4" draw:layer="layout" svg:width="0.017cm" svg:height="2.804cm" svg:x="2.54cm" svg:y="12.904cm" svg:viewBox="0 0 18 2805" draw:points="0,2805 18,2805 18,0 0,0">
          <text:p/>
        </draw:polygon>
        <draw:polygon draw:style-name="gr3" draw:text-style-name="P4" draw:layer="layout" svg:width="0.017cm" svg:height="0.017cm" svg:x="2.54cm" svg:y="15.708cm" svg:viewBox="0 0 18 18" draw:points="0,18 18,18 18,0 0,0">
          <text:p/>
        </draw:polygon>
        <draw:polygon draw:style-name="gr3" draw:text-style-name="P4" draw:layer="layout" svg:width="0.017cm" svg:height="0.017cm" svg:x="2.54cm" svg:y="15.708cm" svg:viewBox="0 0 18 18" draw:points="0,18 18,18 18,0 0,0">
          <text:p/>
        </draw:polygon>
        <draw:polygon draw:style-name="gr3" draw:text-style-name="P4" draw:layer="layout" svg:width="1.617cm" svg:height="0.017cm" svg:x="2.557cm" svg:y="15.708cm" svg:viewBox="0 0 1618 18" draw:points="0,18 1618,18 1618,0 0,0">
          <text:p/>
        </draw:polygon>
        <draw:polygon draw:style-name="gr3" draw:text-style-name="P4" draw:layer="layout" svg:width="0.017cm" svg:height="2.804cm" svg:x="4.174cm" svg:y="12.904cm" svg:viewBox="0 0 18 2805" draw:points="0,2805 18,2805 18,0 0,0">
          <text:p/>
        </draw:polygon>
        <draw:polygon draw:style-name="gr3" draw:text-style-name="P4" draw:layer="layout" svg:width="0.017cm" svg:height="0.017cm" svg:x="4.174cm" svg:y="15.708cm" svg:viewBox="0 0 18 18" draw:points="0,18 18,18 18,0 0,0">
          <text:p/>
        </draw:polygon>
        <draw:polygon draw:style-name="gr3" draw:text-style-name="P4" draw:layer="layout" svg:width="5.538cm" svg:height="0.017cm" svg:x="4.191cm" svg:y="15.708cm" svg:viewBox="0 0 5539 18" draw:points="0,18 5539,18 5539,0 0,0">
          <text:p/>
        </draw:polygon>
        <draw:polygon draw:style-name="gr3" draw:text-style-name="P4" draw:layer="layout" svg:width="0.017cm" svg:height="2.804cm" svg:x="9.729cm" svg:y="12.904cm" svg:viewBox="0 0 18 2805" draw:points="0,2805 18,2805 18,0 0,0">
          <text:p/>
        </draw:polygon>
        <draw:polygon draw:style-name="gr3" draw:text-style-name="P4" draw:layer="layout" svg:width="0.017cm" svg:height="0.017cm" svg:x="9.729cm" svg:y="15.708cm" svg:viewBox="0 0 18 18" draw:points="0,18 18,18 18,0 0,0">
          <text:p/>
        </draw:polygon>
        <draw:polygon draw:style-name="gr3" draw:text-style-name="P4" draw:layer="layout" svg:width="9.244cm" svg:height="0.017cm" svg:x="9.746cm" svg:y="15.708cm" svg:viewBox="0 0 9245 18" draw:points="0,18 9245,18 9245,0 0,0">
          <text:p/>
        </draw:polygon>
        <draw:polygon draw:style-name="gr3" draw:text-style-name="P4" draw:layer="layout" svg:width="0.016cm" svg:height="2.804cm" svg:x="18.99cm" svg:y="12.904cm" svg:viewBox="0 0 17 2805" draw:points="0,2805 17,2805 17,0 0,0">
          <text:p/>
        </draw:polygon>
        <draw:polygon draw:style-name="gr3" draw:text-style-name="P4" draw:layer="layout" svg:width="0.016cm" svg:height="0.017cm" svg:x="18.99cm" svg:y="15.708cm" svg:viewBox="0 0 17 18" draw:points="0,18 17,18 17,0 0,0">
          <text:p/>
        </draw:polygon>
        <draw:polygon draw:style-name="gr3" draw:text-style-name="P4" draw:layer="layout" svg:width="0.016cm" svg:height="0.017cm" svg:x="18.99cm" svg:y="15.708cm" svg:viewBox="0 0 17 18" draw:points="0,18 17,18 17,0 0,0">
          <text:p/>
        </draw:polygon>
        <draw:frame draw:style-name="gr2" draw:text-style-name="P3" draw:layer="layout" svg:width="3.495cm" svg:height="0.39cm" svg:x="11.2cm" svg:y="14.988cm">
          <draw:text-box>
            <text:p text:style-name="P1"><text:span text:style-name="T3">Curriculum Vitae (CV) </text:span></text:p>
          </draw:text-box>
        </draw:frame>
        <draw:frame draw:style-name="gr2" draw:text-style-name="P3" draw:layer="layout" svg:width="0.388cm" svg:height="0.39cm" svg:x="2.541cm" svg:y="15.8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4.98cm" svg:height="0.39cm" svg:x="2.541cm" svg:y="16.593cm">
          <draw:text-box>
            <text:p text:style-name="P1"><text:span text:style-name="T2">Non-functional Requirements: </text:span></text:p>
          </draw:text-box>
        </draw:frame>
        <draw:frame draw:style-name="gr2" draw:text-style-name="P3" draw:layer="layout" svg:width="11.58cm" svg:height="0.39cm" svg:x="2.541cm" svg:y="17.389cm">
          <draw:text-box>
            <text:p text:style-name="P1"><text:span text:style-name="T3">Following are the non-functional requirements of the proposed solution. </text:span></text:p>
          </draw:text-box>
        </draw:frame>
        <draw:frame draw:style-name="gr2" draw:text-style-name="P3" draw:layer="layout" svg:width="1.149cm" svg:height="0.39cm" svg:x="2.74cm" svg:y="18.197cm">
          <draw:text-box>
            <text:p text:style-name="P1"><text:span text:style-name="T2">FR No. </text:span></text:p>
          </draw:text-box>
        </draw:frame>
        <draw:frame draw:style-name="gr2" draw:text-style-name="P3" draw:layer="layout" svg:width="4.773cm" svg:height="0.39cm" svg:x="4.374cm" svg:y="18.197cm">
          <draw:text-box>
            <text:p text:style-name="P1"><text:span text:style-name="T2">Non-Functional Requirement </text:span></text:p>
          </draw:text-box>
        </draw:frame>
        <draw:polygon draw:style-name="gr3" draw:text-style-name="P4" draw:layer="layout" svg:width="0.017cm" svg:height="0.017cm" svg:x="2.54cm" svg:y="18.104cm" svg:viewBox="0 0 18 18" draw:points="0,18 18,18 18,0 0,0">
          <text:p/>
        </draw:polygon>
        <draw:polygon draw:style-name="gr3" draw:text-style-name="P4" draw:layer="layout" svg:width="0.017cm" svg:height="0.017cm" svg:x="2.54cm" svg:y="18.104cm" svg:viewBox="0 0 18 18" draw:points="0,18 18,18 18,0 0,0">
          <text:p/>
        </draw:polygon>
        <draw:polygon draw:style-name="gr3" draw:text-style-name="P4" draw:layer="layout" svg:width="1.617cm" svg:height="0.017cm" svg:x="2.557cm" svg:y="18.104cm" svg:viewBox="0 0 1618 18" draw:points="0,18 1618,18 1618,0 0,0">
          <text:p/>
        </draw:polygon>
        <draw:polygon draw:style-name="gr3" draw:text-style-name="P4" draw:layer="layout" svg:width="0.017cm" svg:height="0.017cm" svg:x="4.174cm" svg:y="18.104cm" svg:viewBox="0 0 18 18" draw:points="0,18 18,18 18,0 0,0">
          <text:p/>
        </draw:polygon>
        <draw:polygon draw:style-name="gr3" draw:text-style-name="P4" draw:layer="layout" svg:width="6.093cm" svg:height="0.017cm" svg:x="4.191cm" svg:y="18.104cm" svg:viewBox="0 0 6094 18" draw:points="0,18 6094,18 6094,0 0,0">
          <text:p/>
        </draw:polygon>
        <draw:polygon draw:style-name="gr3" draw:text-style-name="P4" draw:layer="layout" svg:width="0.017cm" svg:height="0.017cm" svg:x="10.284cm" svg:y="18.104cm" svg:viewBox="0 0 18 18" draw:points="0,18 18,18 18,0 0,0">
          <text:p/>
        </draw:polygon>
        <draw:polygon draw:style-name="gr3" draw:text-style-name="P4" draw:layer="layout" svg:width="8.689cm" svg:height="0.017cm" svg:x="10.301cm" svg:y="18.104cm" svg:viewBox="0 0 8690 18" draw:points="0,18 8690,18 8690,0 0,0">
          <text:p/>
        </draw:polygon>
        <draw:polygon draw:style-name="gr3" draw:text-style-name="P4" draw:layer="layout" svg:width="0.016cm" svg:height="0.017cm" svg:x="18.99cm" svg:y="18.104cm" svg:viewBox="0 0 17 18" draw:points="0,18 17,18 17,0 0,0">
          <text:p/>
        </draw:polygon>
        <draw:polygon draw:style-name="gr3" draw:text-style-name="P4" draw:layer="layout" svg:width="0.016cm" svg:height="0.017cm" svg:x="18.99cm" svg:y="18.104cm" svg:viewBox="0 0 17 18" draw:points="0,18 17,18 17,0 0,0">
          <text:p/>
        </draw:polygon>
        <draw:polygon draw:style-name="gr3" draw:text-style-name="P4" draw:layer="layout" svg:width="0.017cm" svg:height="0.588cm" svg:x="2.54cm" svg:y="18.121cm" svg:viewBox="0 0 18 589" draw:points="0,589 18,589 18,0 0,0">
          <text:p/>
        </draw:polygon>
        <draw:polygon draw:style-name="gr3" draw:text-style-name="P4" draw:layer="layout" svg:width="0.017cm" svg:height="0.588cm" svg:x="4.174cm" svg:y="18.121cm" svg:viewBox="0 0 18 589" draw:points="0,589 18,589 18,0 0,0">
          <text:p/>
        </draw:polygon>
        <draw:polygon draw:style-name="gr3" draw:text-style-name="P4" draw:layer="layout" svg:width="0.017cm" svg:height="0.588cm" svg:x="10.284cm" svg:y="18.121cm" svg:viewBox="0 0 18 589" draw:points="0,589 18,589 18,0 0,0">
          <text:p/>
        </draw:polygon>
        <draw:polygon draw:style-name="gr3" draw:text-style-name="P4" draw:layer="layout" svg:width="0.016cm" svg:height="0.588cm" svg:x="18.99cm" svg:y="18.121cm" svg:viewBox="0 0 17 589" draw:points="0,589 17,589 17,0 0,0">
          <text:p/>
        </draw:polygon>
        <draw:frame draw:style-name="gr2" draw:text-style-name="P3" draw:layer="layout" svg:width="1.937cm" svg:height="0.39cm" svg:x="10.483cm" svg:y="18.197cm">
          <draw:text-box>
            <text:p text:style-name="P1"><text:span text:style-name="T2">Description </text:span></text:p>
          </draw:text-box>
        </draw:frame>
        <draw:frame draw:style-name="gr2" draw:text-style-name="P3" draw:layer="layout" svg:width="1.048cm" svg:height="0.39cm" svg:x="2.74cm" svg:y="18.803cm">
          <draw:text-box>
            <text:p text:style-name="P1"><text:span text:style-name="T3">NFR-1 </text:span></text:p>
          </draw:text-box>
        </draw:frame>
        <draw:frame draw:style-name="gr2" draw:text-style-name="P3" draw:layer="layout" svg:width="1.513cm" svg:height="0.39cm" svg:x="4.374cm" svg:y="18.803cm">
          <draw:text-box>
            <text:p text:style-name="P1"><text:span text:style-name="T2">Usability</text:span><text:span text:style-name="T3"> </text:span></text:p>
          </draw:text-box>
        </draw:frame>
        <draw:frame draw:style-name="gr2" draw:text-style-name="P3" draw:layer="layout" svg:width="0.388cm" svg:height="0.475cm" svg:x="11.119cm" svg:y="18.725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18.7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127cm" svg:height="0.39cm" svg:x="11.754cm" svg:y="18.824cm">
          <draw:text-box>
            <text:p text:style-name="P1"><text:span text:style-name="T3">Our website is very user friendly so even the </text:span></text:p>
          </draw:text-box>
        </draw:frame>
        <draw:frame draw:style-name="gr2" draw:text-style-name="P3" draw:layer="layout" svg:width="6.246cm" svg:height="0.39cm" svg:x="11.754cm" svg:y="19.298cm">
          <draw:text-box>
            <text:p text:style-name="P1"><text:span text:style-name="T3">layman can able to access our website. </text:span></text:p>
          </draw:text-box>
        </draw:frame>
        <draw:frame draw:style-name="gr2" draw:text-style-name="P3" draw:layer="layout" svg:width="0.388cm" svg:height="0.475cm" svg:x="11.119cm" svg:y="19.694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19.7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035cm" svg:height="0.39cm" svg:x="11.754cm" svg:y="19.793cm">
          <draw:text-box>
            <text:p text:style-name="P1"><text:span text:style-name="T3">There is no need for any pre requisite </text:span></text:p>
          </draw:text-box>
        </draw:frame>
        <draw:frame draw:style-name="gr2" draw:text-style-name="P3" draw:layer="layout" svg:width="7.148cm" svg:height="0.39cm" svg:x="11.754cm" svg:y="20.267cm">
          <draw:text-box>
            <text:p text:style-name="P1"><text:span text:style-name="T3">technical skill in order to access our website. </text:span></text:p>
          </draw:text-box>
        </draw:frame>
        <draw:frame draw:style-name="gr2" draw:text-style-name="P3" draw:layer="layout" svg:width="0.388cm" svg:height="0.475cm" svg:x="11.119cm" svg:y="20.659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0.69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822cm" svg:height="0.39cm" svg:x="11.754cm" svg:y="20.759cm">
          <draw:text-box>
            <text:p text:style-name="P1"><text:span text:style-name="T3">Each and every content of the page will be </text:span></text:p>
          </draw:text-box>
        </draw:frame>
        <draw:frame draw:style-name="gr2" draw:text-style-name="P3" draw:layer="layout" svg:width="6.602cm" svg:height="0.39cm" svg:x="11.754cm" svg:y="21.233cm">
          <draw:text-box>
            <text:p text:style-name="P1"><text:span text:style-name="T3">in synchronous way. Thus, it will not take </text:span></text:p>
          </draw:text-box>
        </draw:frame>
        <draw:polygon draw:style-name="gr3" draw:text-style-name="P4" draw:layer="layout" svg:width="0.017cm" svg:height="0.017cm" svg:x="2.54cm" svg:y="18.709cm" svg:viewBox="0 0 18 18" draw:points="0,18 18,18 18,0 0,0">
          <text:p/>
        </draw:polygon>
        <draw:polygon draw:style-name="gr3" draw:text-style-name="P4" draw:layer="layout" svg:width="1.617cm" svg:height="0.017cm" svg:x="2.557cm" svg:y="18.709cm" svg:viewBox="0 0 1618 18" draw:points="0,18 1618,18 1618,0 0,0">
          <text:p/>
        </draw:polygon>
        <draw:polygon draw:style-name="gr3" draw:text-style-name="P4" draw:layer="layout" svg:width="0.017cm" svg:height="0.017cm" svg:x="4.174cm" svg:y="18.709cm" svg:viewBox="0 0 18 18" draw:points="0,18 18,18 18,0 0,0">
          <text:p/>
        </draw:polygon>
        <draw:polygon draw:style-name="gr3" draw:text-style-name="P4" draw:layer="layout" svg:width="6.093cm" svg:height="0.017cm" svg:x="4.191cm" svg:y="18.709cm" svg:viewBox="0 0 6094 18" draw:points="0,18 6094,18 6094,0 0,0">
          <text:p/>
        </draw:polygon>
        <draw:polygon draw:style-name="gr3" draw:text-style-name="P4" draw:layer="layout" svg:width="0.017cm" svg:height="0.017cm" svg:x="10.284cm" svg:y="18.709cm" svg:viewBox="0 0 18 18" draw:points="0,18 18,18 18,0 0,0">
          <text:p/>
        </draw:polygon>
        <draw:polygon draw:style-name="gr3" draw:text-style-name="P4" draw:layer="layout" svg:width="8.689cm" svg:height="0.017cm" svg:x="10.301cm" svg:y="18.709cm" svg:viewBox="0 0 8690 18" draw:points="0,18 8690,18 8690,0 0,0">
          <text:p/>
        </draw:polygon>
        <draw:polygon draw:style-name="gr3" draw:text-style-name="P4" draw:layer="layout" svg:width="0.016cm" svg:height="0.017cm" svg:x="18.99cm" svg:y="18.709cm" svg:viewBox="0 0 17 18" draw:points="0,18 17,18 17,0 0,0">
          <text:p/>
        </draw:polygon>
        <draw:polygon draw:style-name="gr3" draw:text-style-name="P4" draw:layer="layout" svg:width="0.017cm" svg:height="3.379cm" svg:x="2.54cm" svg:y="18.726cm" svg:viewBox="0 0 18 3380" draw:points="0,3380 18,3380 18,0 0,0">
          <text:p/>
        </draw:polygon>
        <draw:polygon draw:style-name="gr3" draw:text-style-name="P4" draw:layer="layout" svg:width="0.017cm" svg:height="3.379cm" svg:x="4.174cm" svg:y="18.726cm" svg:viewBox="0 0 18 3380" draw:points="0,3380 18,3380 18,0 0,0">
          <text:p/>
        </draw:polygon>
        <draw:polygon draw:style-name="gr3" draw:text-style-name="P4" draw:layer="layout" svg:width="0.017cm" svg:height="3.379cm" svg:x="10.284cm" svg:y="18.726cm" svg:viewBox="0 0 18 3380" draw:points="0,3380 18,3380 18,0 0,0">
          <text:p/>
        </draw:polygon>
        <draw:polygon draw:style-name="gr3" draw:text-style-name="P4" draw:layer="layout" svg:width="0.016cm" svg:height="3.379cm" svg:x="18.99cm" svg:y="18.726cm" svg:viewBox="0 0 17 3380" draw:points="0,3380 17,3380 17,0 0,0">
          <text:p/>
        </draw:polygon>
        <draw:frame draw:style-name="gr2" draw:text-style-name="P3" draw:layer="layout" svg:width="5.065cm" svg:height="0.39cm" svg:x="11.754cm" svg:y="21.708cm">
          <draw:text-box>
            <text:p text:style-name="P1"><text:span text:style-name="T3">much time to refresh or reload. </text:span></text:p>
          </draw:text-box>
        </draw:frame>
        <draw:frame draw:style-name="gr2" draw:text-style-name="P3" draw:layer="layout" svg:width="1.048cm" svg:height="0.39cm" svg:x="2.74cm" svg:y="22.199cm">
          <draw:text-box>
            <text:p text:style-name="P1"><text:span text:style-name="T3">NFR-2 </text:span></text:p>
          </draw:text-box>
        </draw:frame>
        <draw:frame draw:style-name="gr2" draw:text-style-name="P3" draw:layer="layout" svg:width="1.395cm" svg:height="0.39cm" svg:x="4.374cm" svg:y="22.199cm">
          <draw:text-box>
            <text:p text:style-name="P1"><text:span text:style-name="T2">Security</text:span><text:span text:style-name="T3"> </text:span></text:p>
          </draw:text-box>
        </draw:frame>
        <draw:frame draw:style-name="gr2" draw:text-style-name="P3" draw:layer="layout" svg:width="0.388cm" svg:height="0.475cm" svg:x="11.119cm" svg:y="22.121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2.1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974cm" svg:height="0.39cm" svg:x="11.754cm" svg:y="22.22cm">
          <draw:text-box>
            <text:p text:style-name="P1"><text:span text:style-name="T3">The user who is having the valid credentials </text:span></text:p>
          </draw:text-box>
        </draw:frame>
        <draw:frame draw:style-name="gr2" draw:text-style-name="P3" draw:layer="layout" svg:width="4.328cm" svg:height="0.39cm" svg:x="11.754cm" svg:y="22.694cm">
          <draw:text-box>
            <text:p text:style-name="P1"><text:span text:style-name="T3">can able to access our site. </text:span></text:p>
          </draw:text-box>
        </draw:frame>
        <draw:frame draw:style-name="gr2" draw:text-style-name="P3" draw:layer="layout" svg:width="0.388cm" svg:height="0.475cm" svg:x="11.119cm" svg:y="23.09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3.12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835cm" svg:height="0.39cm" svg:x="11.754cm" svg:y="23.189cm">
          <draw:text-box>
            <text:p text:style-name="P1"><text:span text:style-name="T3">Data they are feeding into our website will </text:span></text:p>
          </draw:text-box>
        </draw:frame>
        <draw:polygon draw:style-name="gr3" draw:text-style-name="P4" draw:layer="layout" svg:width="0.017cm" svg:height="0.017cm" svg:x="2.54cm" svg:y="22.105cm" svg:viewBox="0 0 18 18" draw:points="0,18 18,18 18,0 0,0">
          <text:p/>
        </draw:polygon>
        <draw:polygon draw:style-name="gr3" draw:text-style-name="P4" draw:layer="layout" svg:width="1.617cm" svg:height="0.017cm" svg:x="2.557cm" svg:y="22.105cm" svg:viewBox="0 0 1618 18" draw:points="0,18 1618,18 1618,0 0,0">
          <text:p/>
        </draw:polygon>
        <draw:polygon draw:style-name="gr3" draw:text-style-name="P4" draw:layer="layout" svg:width="0.017cm" svg:height="0.017cm" svg:x="4.174cm" svg:y="22.105cm" svg:viewBox="0 0 18 18" draw:points="0,18 18,18 18,0 0,0">
          <text:p/>
        </draw:polygon>
        <draw:polygon draw:style-name="gr3" draw:text-style-name="P4" draw:layer="layout" svg:width="6.093cm" svg:height="0.017cm" svg:x="4.191cm" svg:y="22.105cm" svg:viewBox="0 0 6094 18" draw:points="0,18 6094,18 6094,0 0,0">
          <text:p/>
        </draw:polygon>
        <draw:polygon draw:style-name="gr3" draw:text-style-name="P4" draw:layer="layout" svg:width="0.017cm" svg:height="0.017cm" svg:x="10.284cm" svg:y="22.105cm" svg:viewBox="0 0 18 18" draw:points="0,18 18,18 18,0 0,0">
          <text:p/>
        </draw:polygon>
        <draw:polygon draw:style-name="gr3" draw:text-style-name="P4" draw:layer="layout" svg:width="8.689cm" svg:height="0.017cm" svg:x="10.301cm" svg:y="22.105cm" svg:viewBox="0 0 8690 18" draw:points="0,18 8690,18 8690,0 0,0">
          <text:p/>
        </draw:polygon>
        <draw:polygon draw:style-name="gr3" draw:text-style-name="P4" draw:layer="layout" svg:width="0.016cm" svg:height="0.017cm" svg:x="18.99cm" svg:y="22.105cm" svg:viewBox="0 0 17 18" draw:points="0,18 17,18 17,0 0,0">
          <text:p/>
        </draw:polygon>
        <draw:polygon draw:style-name="gr3" draw:text-style-name="P4" draw:layer="layout" svg:width="0.017cm" svg:height="1.939cm" svg:x="2.54cm" svg:y="22.122cm" svg:viewBox="0 0 18 1940" draw:points="0,1940 18,1940 18,0 0,0">
          <text:p/>
        </draw:polygon>
        <draw:polygon draw:style-name="gr3" draw:text-style-name="P4" draw:layer="layout" svg:width="0.017cm" svg:height="1.939cm" svg:x="4.174cm" svg:y="22.122cm" svg:viewBox="0 0 18 1940" draw:points="0,1940 18,1940 18,0 0,0">
          <text:p/>
        </draw:polygon>
        <draw:polygon draw:style-name="gr3" draw:text-style-name="P4" draw:layer="layout" svg:width="0.017cm" svg:height="1.939cm" svg:x="10.284cm" svg:y="22.122cm" svg:viewBox="0 0 18 1940" draw:points="0,1940 18,1940 18,0 0,0">
          <text:p/>
        </draw:polygon>
        <draw:polygon draw:style-name="gr3" draw:text-style-name="P4" draw:layer="layout" svg:width="0.016cm" svg:height="1.939cm" svg:x="18.99cm" svg:y="22.122cm" svg:viewBox="0 0 17 1940" draw:points="0,1940 17,1940 17,0 0,0">
          <text:p/>
        </draw:polygon>
        <draw:frame draw:style-name="gr2" draw:text-style-name="P3" draw:layer="layout" svg:width="5.882cm" svg:height="0.39cm" svg:x="11.754cm" svg:y="23.664cm">
          <draw:text-box>
            <text:p text:style-name="P1"><text:span text:style-name="T3">not be accessed by any one of them. </text:span></text:p>
          </draw:text-box>
        </draw:frame>
        <draw:frame draw:style-name="gr2" draw:text-style-name="P3" draw:layer="layout" svg:width="1.048cm" svg:height="0.39cm" svg:x="2.74cm" svg:y="24.155cm">
          <draw:text-box>
            <text:p text:style-name="P1"><text:span text:style-name="T3">NFR-3 </text:span></text:p>
          </draw:text-box>
        </draw:frame>
        <draw:frame draw:style-name="gr2" draw:text-style-name="P3" draw:layer="layout" svg:width="1.712cm" svg:height="0.39cm" svg:x="4.374cm" svg:y="24.155cm">
          <draw:text-box>
            <text:p text:style-name="P1"><text:span text:style-name="T2">Reliability</text:span><text:span text:style-name="T3"> </text:span></text:p>
          </draw:text-box>
        </draw:frame>
        <draw:frame draw:style-name="gr2" draw:text-style-name="P3" draw:layer="layout" svg:width="0.388cm" svg:height="0.475cm" svg:x="11.119cm" svg:y="24.077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4.1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864cm" svg:height="0.39cm" svg:x="11.754cm" svg:y="24.176cm">
          <draw:text-box>
            <text:p text:style-name="P1"><text:span text:style-name="T3">Our website is more reliable. Since nobody </text:span></text:p>
          </draw:text-box>
        </draw:frame>
        <draw:frame draw:style-name="gr2" draw:text-style-name="P3" draw:layer="layout" svg:width="6.445cm" svg:height="0.39cm" svg:x="11.754cm" svg:y="24.646cm">
          <draw:text-box>
            <text:p text:style-name="P1"><text:span text:style-name="T3">can able to see the data fed by the user. </text:span></text:p>
          </draw:text-box>
        </draw:frame>
        <draw:frame draw:style-name="gr2" draw:text-style-name="P3" draw:layer="layout" svg:width="0.388cm" svg:height="0.475cm" svg:x="11.119cm" svg:y="25.042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5.0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195cm" svg:height="0.39cm" svg:x="11.754cm" svg:y="25.141cm">
          <draw:text-box>
            <text:p text:style-name="P1"><text:span text:style-name="T3">The user can get the result with higher </text:span></text:p>
          </draw:text-box>
        </draw:frame>
        <draw:polygon draw:style-name="gr3" draw:text-style-name="P4" draw:layer="layout" svg:width="0.017cm" svg:height="0.017cm" svg:x="2.54cm" svg:y="24.061cm" svg:viewBox="0 0 18 18" draw:points="0,18 18,18 18,0 0,0">
          <text:p/>
        </draw:polygon>
        <draw:polygon draw:style-name="gr3" draw:text-style-name="P4" draw:layer="layout" svg:width="1.617cm" svg:height="0.017cm" svg:x="2.557cm" svg:y="24.061cm" svg:viewBox="0 0 1618 18" draw:points="0,18 1618,18 1618,0 0,0">
          <text:p/>
        </draw:polygon>
        <draw:polygon draw:style-name="gr3" draw:text-style-name="P4" draw:layer="layout" svg:width="0.017cm" svg:height="0.017cm" svg:x="4.174cm" svg:y="24.061cm" svg:viewBox="0 0 18 18" draw:points="0,18 18,18 18,0 0,0">
          <text:p/>
        </draw:polygon>
        <draw:polygon draw:style-name="gr3" draw:text-style-name="P4" draw:layer="layout" svg:width="6.093cm" svg:height="0.017cm" svg:x="4.191cm" svg:y="24.061cm" svg:viewBox="0 0 6094 18" draw:points="0,18 6094,18 6094,0 0,0">
          <text:p/>
        </draw:polygon>
        <draw:polygon draw:style-name="gr3" draw:text-style-name="P4" draw:layer="layout" svg:width="0.017cm" svg:height="0.017cm" svg:x="10.284cm" svg:y="24.061cm" svg:viewBox="0 0 18 18" draw:points="0,18 18,18 18,0 0,0">
          <text:p/>
        </draw:polygon>
        <draw:polygon draw:style-name="gr3" draw:text-style-name="P4" draw:layer="layout" svg:width="8.689cm" svg:height="0.017cm" svg:x="10.301cm" svg:y="24.061cm" svg:viewBox="0 0 8690 18" draw:points="0,18 8690,18 8690,0 0,0">
          <text:p/>
        </draw:polygon>
        <draw:polygon draw:style-name="gr3" draw:text-style-name="P4" draw:layer="layout" svg:width="0.016cm" svg:height="0.017cm" svg:x="18.99cm" svg:y="24.061cm" svg:viewBox="0 0 17 18" draw:points="0,18 17,18 17,0 0,0">
          <text:p/>
        </draw:polygon>
        <draw:polygon draw:style-name="gr3" draw:text-style-name="P4" draw:layer="layout" svg:width="0.017cm" svg:height="1.935cm" svg:x="2.54cm" svg:y="24.078cm" svg:viewBox="0 0 18 1936" draw:points="0,1936 18,1936 18,0 0,0">
          <text:p/>
        </draw:polygon>
        <draw:polygon draw:style-name="gr3" draw:text-style-name="P4" draw:layer="layout" svg:width="0.017cm" svg:height="1.935cm" svg:x="4.174cm" svg:y="24.078cm" svg:viewBox="0 0 18 1936" draw:points="0,1936 18,1936 18,0 0,0">
          <text:p/>
        </draw:polygon>
        <draw:polygon draw:style-name="gr3" draw:text-style-name="P4" draw:layer="layout" svg:width="0.017cm" svg:height="1.935cm" svg:x="10.284cm" svg:y="24.078cm" svg:viewBox="0 0 18 1936" draw:points="0,1936 18,1936 18,0 0,0">
          <text:p/>
        </draw:polygon>
        <draw:polygon draw:style-name="gr3" draw:text-style-name="P4" draw:layer="layout" svg:width="0.016cm" svg:height="1.935cm" svg:x="18.99cm" svg:y="24.078cm" svg:viewBox="0 0 17 1936" draw:points="0,1936 17,1936 17,0 0,0">
          <text:p/>
        </draw:polygon>
        <draw:frame draw:style-name="gr2" draw:text-style-name="P3" draw:layer="layout" svg:width="3.393cm" svg:height="0.39cm" svg:x="11.754cm" svg:y="25.615cm">
          <draw:text-box>
            <text:p text:style-name="P1"><text:span text:style-name="T3">percent of accuracy. <text:s/></text:span></text:p>
          </draw:text-box>
        </draw:frame>
        <draw:frame draw:style-name="gr2" draw:text-style-name="P3" draw:layer="layout" svg:width="1.048cm" svg:height="0.39cm" svg:x="2.74cm" svg:y="26.106cm">
          <draw:text-box>
            <text:p text:style-name="P1"><text:span text:style-name="T3">NFR-4 </text:span></text:p>
          </draw:text-box>
        </draw:frame>
        <draw:frame draw:style-name="gr2" draw:text-style-name="P3" draw:layer="layout" svg:width="2.174cm" svg:height="0.39cm" svg:x="4.374cm" svg:y="26.106cm">
          <draw:text-box>
            <text:p text:style-name="P1"><text:span text:style-name="T2">Performance</text:span><text:span text:style-name="T3"> </text:span></text:p>
          </draw:text-box>
        </draw:frame>
        <draw:frame draw:style-name="gr2" draw:text-style-name="P3" draw:layer="layout" svg:width="0.388cm" svg:height="0.475cm" svg:x="11.119cm" svg:y="26.028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6.0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758cm" svg:height="0.39cm" svg:x="11.754cm" svg:y="26.127cm">
          <draw:text-box>
            <text:p text:style-name="P1"><text:span text:style-name="T3">User can able to handle the process in our </text:span></text:p>
          </draw:text-box>
        </draw:frame>
        <draw:polygon draw:style-name="gr3" draw:text-style-name="P4" draw:layer="layout" svg:width="0.017cm" svg:height="0.017cm" svg:x="2.54cm" svg:y="26.013cm" svg:viewBox="0 0 18 18" draw:points="0,18 18,18 18,0 0,0">
          <text:p/>
        </draw:polygon>
        <draw:polygon draw:style-name="gr3" draw:text-style-name="P4" draw:layer="layout" svg:width="1.617cm" svg:height="0.017cm" svg:x="2.557cm" svg:y="26.013cm" svg:viewBox="0 0 1618 18" draw:points="0,18 1618,18 1618,0 0,0">
          <text:p/>
        </draw:polygon>
        <draw:polygon draw:style-name="gr3" draw:text-style-name="P4" draw:layer="layout" svg:width="0.017cm" svg:height="0.017cm" svg:x="4.174cm" svg:y="26.013cm" svg:viewBox="0 0 18 18" draw:points="0,18 18,18 18,0 0,0">
          <text:p/>
        </draw:polygon>
        <draw:polygon draw:style-name="gr3" draw:text-style-name="P4" draw:layer="layout" svg:width="6.093cm" svg:height="0.017cm" svg:x="4.191cm" svg:y="26.013cm" svg:viewBox="0 0 6094 18" draw:points="0,18 6094,18 6094,0 0,0">
          <text:p/>
        </draw:polygon>
        <draw:polygon draw:style-name="gr3" draw:text-style-name="P4" draw:layer="layout" svg:width="0.017cm" svg:height="0.017cm" svg:x="10.284cm" svg:y="26.013cm" svg:viewBox="0 0 18 18" draw:points="0,18 18,18 18,0 0,0">
          <text:p/>
        </draw:polygon>
        <draw:polygon draw:style-name="gr3" draw:text-style-name="P4" draw:layer="layout" svg:width="8.689cm" svg:height="0.017cm" svg:x="10.301cm" svg:y="26.013cm" svg:viewBox="0 0 8690 18" draw:points="0,18 8690,18 8690,0 0,0">
          <text:p/>
        </draw:polygon>
        <draw:polygon draw:style-name="gr3" draw:text-style-name="P4" draw:layer="layout" svg:width="0.016cm" svg:height="0.017cm" svg:x="18.99cm" svg:y="26.013cm" svg:viewBox="0 0 17 18" draw:points="0,18 17,18 17,0 0,0">
          <text:p/>
        </draw:polygon>
        <draw:polygon draw:style-name="gr3" draw:text-style-name="P4" draw:layer="layout" svg:width="0.017cm" svg:height="0.97cm" svg:x="2.54cm" svg:y="26.029cm" svg:viewBox="0 0 18 971" draw:points="0,971 18,971 18,0 0,0">
          <text:p/>
        </draw:polygon>
        <draw:polygon draw:style-name="gr3" draw:text-style-name="P4" draw:layer="layout" svg:width="0.017cm" svg:height="0.018cm" svg:x="2.54cm" svg:y="26.999cm" svg:viewBox="0 0 18 19" draw:points="0,19 18,19 18,0 0,0">
          <text:p/>
        </draw:polygon>
        <draw:polygon draw:style-name="gr3" draw:text-style-name="P4" draw:layer="layout" svg:width="0.017cm" svg:height="0.018cm" svg:x="2.54cm" svg:y="26.999cm" svg:viewBox="0 0 18 19" draw:points="0,19 18,19 18,0 0,0">
          <text:p/>
        </draw:polygon>
        <draw:polygon draw:style-name="gr3" draw:text-style-name="P4" draw:layer="layout" svg:width="1.617cm" svg:height="0.018cm" svg:x="2.557cm" svg:y="26.999cm" svg:viewBox="0 0 1618 19" draw:points="0,19 1618,19 1618,0 0,0">
          <text:p/>
        </draw:polygon>
        <draw:polygon draw:style-name="gr3" draw:text-style-name="P4" draw:layer="layout" svg:width="0.017cm" svg:height="0.97cm" svg:x="4.174cm" svg:y="26.029cm" svg:viewBox="0 0 18 971" draw:points="0,971 18,971 18,0 0,0">
          <text:p/>
        </draw:polygon>
        <draw:polygon draw:style-name="gr3" draw:text-style-name="P4" draw:layer="layout" svg:width="0.017cm" svg:height="0.018cm" svg:x="4.174cm" svg:y="26.999cm" svg:viewBox="0 0 18 19" draw:points="0,19 18,19 18,0 0,0">
          <text:p/>
        </draw:polygon>
        <draw:polygon draw:style-name="gr3" draw:text-style-name="P4" draw:layer="layout" svg:width="6.093cm" svg:height="0.018cm" svg:x="4.191cm" svg:y="26.999cm" svg:viewBox="0 0 6094 19" draw:points="0,19 6094,19 6094,0 0,0">
          <text:p/>
        </draw:polygon>
        <draw:polygon draw:style-name="gr3" draw:text-style-name="P4" draw:layer="layout" svg:width="0.017cm" svg:height="0.97cm" svg:x="10.284cm" svg:y="26.029cm" svg:viewBox="0 0 18 971" draw:points="0,971 18,971 18,0 0,0">
          <text:p/>
        </draw:polygon>
        <draw:polygon draw:style-name="gr3" draw:text-style-name="P4" draw:layer="layout" svg:width="0.017cm" svg:height="0.018cm" svg:x="10.284cm" svg:y="26.999cm" svg:viewBox="0 0 18 19" draw:points="0,19 18,19 18,0 0,0">
          <text:p/>
        </draw:polygon>
        <draw:polygon draw:style-name="gr3" draw:text-style-name="P4" draw:layer="layout" svg:width="8.689cm" svg:height="0.018cm" svg:x="10.301cm" svg:y="26.999cm" svg:viewBox="0 0 8690 19" draw:points="0,19 8690,19 8690,0 0,0">
          <text:p/>
        </draw:polygon>
        <draw:polygon draw:style-name="gr3" draw:text-style-name="P4" draw:layer="layout" svg:width="0.016cm" svg:height="0.97cm" svg:x="18.99cm" svg:y="26.029cm" svg:viewBox="0 0 17 971" draw:points="0,971 17,971 17,0 0,0">
          <text:p/>
        </draw:polygon>
        <draw:polygon draw:style-name="gr3" draw:text-style-name="P4" draw:layer="layout" svg:width="0.016cm" svg:height="0.018cm" svg:x="18.99cm" svg:y="26.999cm" svg:viewBox="0 0 17 19" draw:points="0,19 17,19 17,0 0,0">
          <text:p/>
        </draw:polygon>
        <draw:polygon draw:style-name="gr3" draw:text-style-name="P4" draw:layer="layout" svg:width="0.016cm" svg:height="0.018cm" svg:x="18.99cm" svg:y="26.999cm" svg:viewBox="0 0 17 19" draw:points="0,19 17,19 17,0 0,0">
          <text:p/>
        </draw:polygon>
        <draw:frame draw:style-name="gr2" draw:text-style-name="P3" draw:layer="layout" svg:width="7.021cm" svg:height="0.39cm" svg:x="11.754cm" svg:y="26.601cm">
          <draw:text-box>
            <text:p text:style-name="P1"><text:span text:style-name="T3">website even by having internet connection </text:span></text:p>
          </draw:text-box>
        </draw:frame>
      </draw:page>
      <draw:page draw:name="page2" draw:style-name="dp1" draw:master-page-name="master-page28">
        <draw:frame draw:style-name="gr2" draw:text-style-name="P3" draw:layer="layout" svg:width="6.284cm" svg:height="0.39cm" svg:x="11.754cm" svg:y="1.596cm">
          <draw:text-box>
            <text:p text:style-name="P1"><text:span text:style-name="T3">with normal speed. There is no need of </text:span></text:p>
          </draw:text-box>
        </draw:frame>
        <draw:frame draw:style-name="gr2" draw:text-style-name="P3" draw:layer="layout" svg:width="5.158cm" svg:height="0.39cm" svg:x="11.754cm" svg:y="2.07cm">
          <draw:text-box>
            <text:p text:style-name="P1"><text:span text:style-name="T3">high-speed internet connection. </text:span></text:p>
          </draw:text-box>
        </draw:frame>
        <draw:frame draw:style-name="gr2" draw:text-style-name="P3" draw:layer="layout" svg:width="0.388cm" svg:height="0.475cm" svg:x="11.119cm" svg:y="2.462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2.501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7cm" svg:x="2.54cm" svg:y="1.502cm" svg:viewBox="0 0 18 18" draw:points="0,18 18,18 18,0 0,0">
          <text:p/>
        </draw:polygon>
        <draw:polygon draw:style-name="gr3" draw:text-style-name="P4" draw:layer="layout" svg:width="0.017cm" svg:height="0.017cm" svg:x="2.54cm" svg:y="1.502cm" svg:viewBox="0 0 18 18" draw:points="0,18 18,18 18,0 0,0">
          <text:p/>
        </draw:polygon>
        <draw:polygon draw:style-name="gr3" draw:text-style-name="P4" draw:layer="layout" svg:width="1.617cm" svg:height="0.017cm" svg:x="2.557cm" svg:y="1.502cm" svg:viewBox="0 0 1618 18" draw:points="0,18 1618,18 1618,0 0,0">
          <text:p/>
        </draw:polygon>
        <draw:polygon draw:style-name="gr3" draw:text-style-name="P4" draw:layer="layout" svg:width="0.017cm" svg:height="0.017cm" svg:x="4.174cm" svg:y="1.502cm" svg:viewBox="0 0 18 18" draw:points="0,18 18,18 18,0 0,0">
          <text:p/>
        </draw:polygon>
        <draw:polygon draw:style-name="gr3" draw:text-style-name="P4" draw:layer="layout" svg:width="6.093cm" svg:height="0.017cm" svg:x="4.191cm" svg:y="1.502cm" svg:viewBox="0 0 6094 18" draw:points="0,18 6094,18 6094,0 0,0">
          <text:p/>
        </draw:polygon>
        <draw:polygon draw:style-name="gr3" draw:text-style-name="P4" draw:layer="layout" svg:width="0.017cm" svg:height="0.017cm" svg:x="10.284cm" svg:y="1.502cm" svg:viewBox="0 0 18 18" draw:points="0,18 18,18 18,0 0,0">
          <text:p/>
        </draw:polygon>
        <draw:polygon draw:style-name="gr3" draw:text-style-name="P4" draw:layer="layout" svg:width="8.689cm" svg:height="0.017cm" svg:x="10.301cm" svg:y="1.502cm" svg:viewBox="0 0 8690 18" draw:points="0,18 8690,18 8690,0 0,0">
          <text:p/>
        </draw:polygon>
        <draw:polygon draw:style-name="gr3" draw:text-style-name="P4" draw:layer="layout" svg:width="0.016cm" svg:height="0.017cm" svg:x="18.99cm" svg:y="1.502cm" svg:viewBox="0 0 17 18" draw:points="0,18 17,18 17,0 0,0">
          <text:p/>
        </draw:polygon>
        <draw:polygon draw:style-name="gr3" draw:text-style-name="P4" draw:layer="layout" svg:width="0.016cm" svg:height="0.017cm" svg:x="18.99cm" svg:y="1.502cm" svg:viewBox="0 0 17 18" draw:points="0,18 17,18 17,0 0,0">
          <text:p/>
        </draw:polygon>
        <draw:polygon draw:style-name="gr3" draw:text-style-name="P4" draw:layer="layout" svg:width="0.017cm" svg:height="1.44cm" svg:x="2.54cm" svg:y="1.519cm" svg:viewBox="0 0 18 1441" draw:points="0,1441 18,1441 18,0 0,0">
          <text:p/>
        </draw:polygon>
        <draw:polygon draw:style-name="gr3" draw:text-style-name="P4" draw:layer="layout" svg:width="0.017cm" svg:height="1.44cm" svg:x="4.174cm" svg:y="1.519cm" svg:viewBox="0 0 18 1441" draw:points="0,1441 18,1441 18,0 0,0">
          <text:p/>
        </draw:polygon>
        <draw:polygon draw:style-name="gr3" draw:text-style-name="P4" draw:layer="layout" svg:width="0.017cm" svg:height="1.44cm" svg:x="10.284cm" svg:y="1.519cm" svg:viewBox="0 0 18 1441" draw:points="0,1441 18,1441 18,0 0,0">
          <text:p/>
        </draw:polygon>
        <draw:polygon draw:style-name="gr3" draw:text-style-name="P4" draw:layer="layout" svg:width="0.016cm" svg:height="1.44cm" svg:x="18.99cm" svg:y="1.519cm" svg:viewBox="0 0 17 1441" draw:points="0,1441 17,1441 17,0 0,0">
          <text:p/>
        </draw:polygon>
        <draw:frame draw:style-name="gr2" draw:text-style-name="P3" draw:layer="layout" svg:width="5.645cm" svg:height="0.39cm" svg:x="11.754cm" svg:y="2.561cm">
          <draw:text-box>
            <text:p text:style-name="P1"><text:span text:style-name="T3">Traffics can be handled effiectively. </text:span></text:p>
          </draw:text-box>
        </draw:frame>
        <draw:frame draw:style-name="gr2" draw:text-style-name="P3" draw:layer="layout" svg:width="1.048cm" svg:height="0.39cm" svg:x="2.74cm" svg:y="3.053cm">
          <draw:text-box>
            <text:p text:style-name="P1"><text:span text:style-name="T3">NFR-5 </text:span></text:p>
          </draw:text-box>
        </draw:frame>
        <draw:frame draw:style-name="gr2" draw:text-style-name="P3" draw:layer="layout" svg:width="1.911cm" svg:height="0.39cm" svg:x="4.374cm" svg:y="3.053cm">
          <draw:text-box>
            <text:p text:style-name="P1"><text:span text:style-name="T2">Availability</text:span><text:span text:style-name="T3"> </text:span></text:p>
          </draw:text-box>
        </draw:frame>
        <draw:frame draw:style-name="gr2" draw:text-style-name="P3" draw:layer="layout" svg:width="0.388cm" svg:height="0.475cm" svg:x="11.119cm" svg:y="2.975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3.01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847cm" svg:height="0.39cm" svg:x="11.754cm" svg:y="3.074cm">
          <draw:text-box>
            <text:p text:style-name="P1"><text:span text:style-name="T3">Students can avail our website from any of </text:span></text:p>
          </draw:text-box>
        </draw:frame>
        <draw:polygon draw:style-name="gr3" draw:text-style-name="P4" draw:layer="layout" svg:width="0.017cm" svg:height="0.017cm" svg:x="2.54cm" svg:y="2.959cm" svg:viewBox="0 0 18 18" draw:points="0,18 18,18 18,0 0,0">
          <text:p/>
        </draw:polygon>
        <draw:polygon draw:style-name="gr3" draw:text-style-name="P4" draw:layer="layout" svg:width="1.617cm" svg:height="0.017cm" svg:x="2.557cm" svg:y="2.959cm" svg:viewBox="0 0 1618 18" draw:points="0,18 1618,18 1618,0 0,0">
          <text:p/>
        </draw:polygon>
        <draw:polygon draw:style-name="gr3" draw:text-style-name="P4" draw:layer="layout" svg:width="0.017cm" svg:height="0.017cm" svg:x="4.174cm" svg:y="2.959cm" svg:viewBox="0 0 18 18" draw:points="0,18 18,18 18,0 0,0">
          <text:p/>
        </draw:polygon>
        <draw:polygon draw:style-name="gr3" draw:text-style-name="P4" draw:layer="layout" svg:width="6.093cm" svg:height="0.017cm" svg:x="4.191cm" svg:y="2.959cm" svg:viewBox="0 0 6094 18" draw:points="0,18 6094,18 6094,0 0,0">
          <text:p/>
        </draw:polygon>
        <draw:polygon draw:style-name="gr3" draw:text-style-name="P4" draw:layer="layout" svg:width="0.017cm" svg:height="0.017cm" svg:x="10.284cm" svg:y="2.959cm" svg:viewBox="0 0 18 18" draw:points="0,18 18,18 18,0 0,0">
          <text:p/>
        </draw:polygon>
        <draw:polygon draw:style-name="gr3" draw:text-style-name="P4" draw:layer="layout" svg:width="8.689cm" svg:height="0.017cm" svg:x="10.301cm" svg:y="2.959cm" svg:viewBox="0 0 8690 18" draw:points="0,18 8690,18 8690,0 0,0">
          <text:p/>
        </draw:polygon>
        <draw:polygon draw:style-name="gr3" draw:text-style-name="P4" draw:layer="layout" svg:width="0.016cm" svg:height="0.017cm" svg:x="18.99cm" svg:y="2.959cm" svg:viewBox="0 0 17 18" draw:points="0,18 17,18 17,0 0,0">
          <text:p/>
        </draw:polygon>
        <draw:polygon draw:style-name="gr3" draw:text-style-name="P4" draw:layer="layout" svg:width="0.017cm" svg:height="0.97cm" svg:x="2.54cm" svg:y="2.976cm" svg:viewBox="0 0 18 971" draw:points="0,971 18,971 18,0 0,0">
          <text:p/>
        </draw:polygon>
        <draw:polygon draw:style-name="gr3" draw:text-style-name="P4" draw:layer="layout" svg:width="0.017cm" svg:height="0.97cm" svg:x="4.174cm" svg:y="2.976cm" svg:viewBox="0 0 18 971" draw:points="0,971 18,971 18,0 0,0">
          <text:p/>
        </draw:polygon>
        <draw:polygon draw:style-name="gr3" draw:text-style-name="P4" draw:layer="layout" svg:width="0.017cm" svg:height="0.97cm" svg:x="10.284cm" svg:y="2.976cm" svg:viewBox="0 0 18 971" draw:points="0,971 18,971 18,0 0,0">
          <text:p/>
        </draw:polygon>
        <draw:polygon draw:style-name="gr3" draw:text-style-name="P4" draw:layer="layout" svg:width="0.016cm" svg:height="0.97cm" svg:x="18.99cm" svg:y="2.976cm" svg:viewBox="0 0 17 971" draw:points="0,971 17,971 17,0 0,0">
          <text:p/>
        </draw:polygon>
        <draw:frame draw:style-name="gr2" draw:text-style-name="P3" draw:layer="layout" svg:width="6.297cm" svg:height="0.39cm" svg:x="11.754cm" svg:y="3.548cm">
          <draw:text-box>
            <text:p text:style-name="P1"><text:span text:style-name="T3">the browser in faster and efficient way. </text:span></text:p>
          </draw:text-box>
        </draw:frame>
        <draw:frame draw:style-name="gr2" draw:text-style-name="P3" draw:layer="layout" svg:width="1.048cm" svg:height="0.39cm" svg:x="2.74cm" svg:y="4.039cm">
          <draw:text-box>
            <text:p text:style-name="P1"><text:span text:style-name="T3">NFR-6 </text:span></text:p>
          </draw:text-box>
        </draw:frame>
        <draw:frame draw:style-name="gr2" draw:text-style-name="P3" draw:layer="layout" svg:width="1.734cm" svg:height="0.39cm" svg:x="4.374cm" svg:y="4.039cm">
          <draw:text-box>
            <text:p text:style-name="P1"><text:span text:style-name="T6">Scalability</text:span><text:span text:style-name="T7"> </text:span></text:p>
          </draw:text-box>
        </draw:frame>
        <draw:frame draw:style-name="gr2" draw:text-style-name="P3" draw:layer="layout" svg:width="0.388cm" svg:height="0.475cm" svg:x="11.119cm" svg:y="3.961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475cm" svg:height="0.39cm" svg:x="11.754cm" svg:y="4.06cm">
          <draw:text-box>
            <text:p text:style-name="P1"><text:span text:style-name="T3">Our website will be easily scalable in the </text:span></text:p>
          </draw:text-box>
        </draw:frame>
        <draw:frame draw:style-name="gr2" draw:text-style-name="P3" draw:layer="layout" svg:width="6.758cm" svg:height="0.39cm" svg:x="11.754cm" svg:y="4.535cm">
          <draw:text-box>
            <text:p text:style-name="P1"><text:span text:style-name="T3">case of getting increasing number of users </text:span></text:p>
          </draw:text-box>
        </draw:frame>
        <draw:frame draw:style-name="gr2" draw:text-style-name="P3" draw:layer="layout" svg:width="3.723cm" svg:height="0.39cm" svg:x="11.754cm" svg:y="5.009cm">
          <draw:text-box>
            <text:p text:style-name="P1"><text:span text:style-name="T3">data from our website. </text:span></text:p>
          </draw:text-box>
        </draw:frame>
        <draw:frame draw:style-name="gr2" draw:text-style-name="P3" draw:layer="layout" svg:width="0.388cm" svg:height="0.475cm" svg:x="11.119cm" svg:y="5.405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5.44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823cm" svg:height="0.39cm" svg:x="11.754cm" svg:y="5.504cm">
          <draw:text-box>
            <text:p text:style-name="P1"><text:span text:style-name="T3">If needed we do scale up the CPU or </text:span></text:p>
          </draw:text-box>
        </draw:frame>
        <draw:frame draw:style-name="gr2" draw:text-style-name="P3" draw:layer="layout" svg:width="5.556cm" svg:height="0.39cm" svg:x="11.754cm" svg:y="5.978cm">
          <draw:text-box>
            <text:p text:style-name="P1"><text:span text:style-name="T3">Processer in order to speed up the </text:span></text:p>
          </draw:text-box>
        </draw:frame>
        <draw:frame draw:style-name="gr2" draw:text-style-name="P3" draw:layer="layout" svg:width="5.865cm" svg:height="0.39cm" svg:x="11.754cm" svg:y="6.448cm">
          <draw:text-box>
            <text:p text:style-name="P1"><text:span text:style-name="T3">processing capability of our website. </text:span></text:p>
          </draw:text-box>
        </draw:frame>
        <draw:frame draw:style-name="gr2" draw:text-style-name="P3" draw:layer="layout" svg:width="0.388cm" svg:height="0.475cm" svg:x="11.119cm" svg:y="6.844cm">
          <draw:text-box>
            <text:p text:style-name="P1"><text:span text:style-name="T5">•</text:span></text:p>
          </draw:text-box>
        </draw:frame>
        <draw:frame draw:style-name="gr2" draw:text-style-name="P3" draw:layer="layout" svg:width="0.388cm" svg:height="0.433cm" svg:x="11.297cm" svg:y="6.88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496cm" svg:height="0.39cm" svg:x="11.754cm" svg:y="6.943cm">
          <draw:text-box>
            <text:p text:style-name="P1"><text:span text:style-name="T3">There by it reduces the downtime of our </text:span></text:p>
          </draw:text-box>
        </draw:frame>
        <draw:polygon draw:style-name="gr3" draw:text-style-name="P4" draw:layer="layout" svg:width="0.017cm" svg:height="0.017cm" svg:x="2.54cm" svg:y="3.946cm" svg:viewBox="0 0 18 18" draw:points="0,18 18,18 18,0 0,0">
          <text:p/>
        </draw:polygon>
        <draw:polygon draw:style-name="gr3" draw:text-style-name="P4" draw:layer="layout" svg:width="1.617cm" svg:height="0.017cm" svg:x="2.557cm" svg:y="3.946cm" svg:viewBox="0 0 1618 18" draw:points="0,18 1618,18 1618,0 0,0">
          <text:p/>
        </draw:polygon>
        <draw:polygon draw:style-name="gr3" draw:text-style-name="P4" draw:layer="layout" svg:width="0.017cm" svg:height="0.017cm" svg:x="4.174cm" svg:y="3.946cm" svg:viewBox="0 0 18 18" draw:points="0,18 18,18 18,0 0,0">
          <text:p/>
        </draw:polygon>
        <draw:polygon draw:style-name="gr3" draw:text-style-name="P4" draw:layer="layout" svg:width="6.093cm" svg:height="0.017cm" svg:x="4.191cm" svg:y="3.946cm" svg:viewBox="0 0 6094 18" draw:points="0,18 6094,18 6094,0 0,0">
          <text:p/>
        </draw:polygon>
        <draw:polygon draw:style-name="gr3" draw:text-style-name="P4" draw:layer="layout" svg:width="0.017cm" svg:height="0.017cm" svg:x="10.284cm" svg:y="3.946cm" svg:viewBox="0 0 18 18" draw:points="0,18 18,18 18,0 0,0">
          <text:p/>
        </draw:polygon>
        <draw:polygon draw:style-name="gr3" draw:text-style-name="P4" draw:layer="layout" svg:width="8.689cm" svg:height="0.017cm" svg:x="10.301cm" svg:y="3.946cm" svg:viewBox="0 0 8690 18" draw:points="0,18 8690,18 8690,0 0,0">
          <text:p/>
        </draw:polygon>
        <draw:polygon draw:style-name="gr3" draw:text-style-name="P4" draw:layer="layout" svg:width="0.016cm" svg:height="0.017cm" svg:x="18.99cm" svg:y="3.946cm" svg:viewBox="0 0 17 18" draw:points="0,18 17,18 17,0 0,0">
          <text:p/>
        </draw:polygon>
        <draw:polygon draw:style-name="gr3" draw:text-style-name="P4" draw:layer="layout" svg:width="0.017cm" svg:height="3.852cm" svg:x="2.54cm" svg:y="3.963cm" svg:viewBox="0 0 18 3853" draw:points="0,3853 18,3853 18,0 0,0">
          <text:p/>
        </draw:polygon>
        <draw:polygon draw:style-name="gr3" draw:text-style-name="P4" draw:layer="layout" svg:width="0.017cm" svg:height="0.018cm" svg:x="2.54cm" svg:y="7.815cm" svg:viewBox="0 0 18 19" draw:points="0,19 18,19 18,0 0,0">
          <text:p/>
        </draw:polygon>
        <draw:polygon draw:style-name="gr3" draw:text-style-name="P4" draw:layer="layout" svg:width="0.017cm" svg:height="0.018cm" svg:x="2.54cm" svg:y="7.815cm" svg:viewBox="0 0 18 19" draw:points="0,19 18,19 18,0 0,0">
          <text:p/>
        </draw:polygon>
        <draw:polygon draw:style-name="gr3" draw:text-style-name="P4" draw:layer="layout" svg:width="1.617cm" svg:height="0.018cm" svg:x="2.557cm" svg:y="7.815cm" svg:viewBox="0 0 1618 19" draw:points="0,19 1618,19 1618,0 0,0">
          <text:p/>
        </draw:polygon>
        <draw:polygon draw:style-name="gr3" draw:text-style-name="P4" draw:layer="layout" svg:width="0.017cm" svg:height="3.852cm" svg:x="4.174cm" svg:y="3.963cm" svg:viewBox="0 0 18 3853" draw:points="0,3853 18,3853 18,0 0,0">
          <text:p/>
        </draw:polygon>
        <draw:polygon draw:style-name="gr3" draw:text-style-name="P4" draw:layer="layout" svg:width="0.017cm" svg:height="0.018cm" svg:x="4.174cm" svg:y="7.815cm" svg:viewBox="0 0 18 19" draw:points="0,19 18,19 18,0 0,0">
          <text:p/>
        </draw:polygon>
        <draw:polygon draw:style-name="gr3" draw:text-style-name="P4" draw:layer="layout" svg:width="6.093cm" svg:height="0.018cm" svg:x="4.191cm" svg:y="7.815cm" svg:viewBox="0 0 6094 19" draw:points="0,19 6094,19 6094,0 0,0">
          <text:p/>
        </draw:polygon>
        <draw:polygon draw:style-name="gr3" draw:text-style-name="P4" draw:layer="layout" svg:width="0.017cm" svg:height="3.852cm" svg:x="10.284cm" svg:y="3.963cm" svg:viewBox="0 0 18 3853" draw:points="0,3853 18,3853 18,0 0,0">
          <text:p/>
        </draw:polygon>
        <draw:polygon draw:style-name="gr3" draw:text-style-name="P4" draw:layer="layout" svg:width="0.017cm" svg:height="0.018cm" svg:x="10.284cm" svg:y="7.815cm" svg:viewBox="0 0 18 19" draw:points="0,19 18,19 18,0 0,0">
          <text:p/>
        </draw:polygon>
        <draw:polygon draw:style-name="gr3" draw:text-style-name="P4" draw:layer="layout" svg:width="8.689cm" svg:height="0.018cm" svg:x="10.301cm" svg:y="7.815cm" svg:viewBox="0 0 8690 19" draw:points="0,19 8690,19 8690,0 0,0">
          <text:p/>
        </draw:polygon>
        <draw:polygon draw:style-name="gr3" draw:text-style-name="P4" draw:layer="layout" svg:width="0.016cm" svg:height="3.852cm" svg:x="18.99cm" svg:y="3.963cm" svg:viewBox="0 0 17 3853" draw:points="0,3853 17,3853 17,0 0,0">
          <text:p/>
        </draw:polygon>
        <draw:polygon draw:style-name="gr3" draw:text-style-name="P4" draw:layer="layout" svg:width="0.016cm" svg:height="0.018cm" svg:x="18.99cm" svg:y="7.815cm" svg:viewBox="0 0 17 19" draw:points="0,19 17,19 17,0 0,0">
          <text:p/>
        </draw:polygon>
        <draw:polygon draw:style-name="gr3" draw:text-style-name="P4" draw:layer="layout" svg:width="0.016cm" svg:height="0.018cm" svg:x="18.99cm" svg:y="7.815cm" svg:viewBox="0 0 17 19" draw:points="0,19 17,19 17,0 0,0">
          <text:p/>
        </draw:polygon>
        <draw:frame draw:style-name="gr2" draw:text-style-name="P3" draw:layer="layout" svg:width="1.433cm" svg:height="0.39cm" svg:x="11.754cm" svg:y="7.418cm">
          <draw:text-box>
            <text:p text:style-name="P1"><text:span text:style-name="T3">website. </text:span></text:p>
          </draw:text-box>
        </draw:frame>
        <draw:frame draw:style-name="gr2" draw:text-style-name="P3" draw:layer="layout" svg:width="0.388cm" svg:height="0.39cm" svg:x="2.541cm" svg:y="7.9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88cm" svg:height="0.39cm" svg:x="2.541cm" svg:y="8.704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8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0T15:44:14.685000000</dc:date>
    <meta:editing-duration>PT53S</meta:editing-duration>
    <meta:editing-cycles>1</meta:editing-cycles>
    <meta:document-statistic meta:object-count="341"/>
    <meta:generator>Neat_Office/6.2.8.2$Windows_x86 LibreOffice_project/</meta:generator>
  </office:meta>
</office:document-meta>
</file>